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8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2" calcext:value-type="float">
            <text:p>0.02</text:p>
          </table:table-cell>
          <table:table-cell office:value-type="float" office:value="0.138" calcext:value-type="float">
            <text:p>0.138</text:p>
          </table:table-cell>
          <table:table-cell office:value-type="float" office:value="0.69" calcext:value-type="float">
            <text:p>0.69</text:p>
          </table:table-cell>
          <table:table-cell office:value-type="float" office:value="0.2" calcext:value-type="float">
            <text:p>0.2</text:p>
          </table:table-cell>
          <table:table-cell office:value-type="float" office:value="1.38" calcext:value-type="float">
            <text:p>1.38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0.052" calcext:value-type="float">
            <text:p>0.052</text:p>
          </table:table-cell>
          <table:table-cell office:value-type="float" office:value="0.294" calcext:value-type="float">
            <text:p>0.294</text:p>
          </table:table-cell>
          <table:table-cell office:value-type="float" office:value="1.71" calcext:value-type="float">
            <text:p>1.71</text:p>
          </table:table-cell>
          <table:table-cell office:value-type="float" office:value="0.52" calcext:value-type="float">
            <text:p>0.52</text:p>
          </table:table-cell>
          <table:table-cell office:value-type="float" office:value="2.94" calcext:value-type="float">
            <text:p>2.94</text:p>
          </table:table-cell>
          <table:table-cell table:number-columns-repeated="2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.755" calcext:value-type="float">
            <text:p>1.755</text:p>
          </table:table-cell>
          <table:table-cell office:value-type="float" office:value="0.622" calcext:value-type="float">
            <text:p>0.622</text:p>
          </table:table-cell>
          <table:table-cell office:value-type="float" office:value="2.09" calcext:value-type="float">
            <text:p>2.09</text:p>
          </table:table-cell>
          <table:table-cell office:value-type="float" office:value="17.55" calcext:value-type="float">
            <text:p>17.55</text:p>
          </table:table-cell>
          <table:table-cell office:value-type="float" office:value="379.22" calcext:value-type="float">
            <text:p>379.22</text:p>
          </table:table-cell>
          <table:table-cell office:value-type="float" office:value="20.9" calcext:value-type="float">
            <text:p>20.9</text:p>
          </table:table-cell>
          <table:table-cell table:number-columns-repeated="24"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0" calcext:value-type="float">
            <text:p>0</text:p>
          </table:table-cell>
          <table:table-cell office:value-type="float" office:value="3.988" calcext:value-type="float">
            <text:p>3.988</text:p>
          </table:table-cell>
          <table:table-cell office:value-type="float" office:value="1.186" calcext:value-type="float">
            <text:p>1.186</text:p>
          </table:table-cell>
          <table:table-cell office:value-type="float" office:value="4.694" calcext:value-type="float">
            <text:p>4.694</text:p>
          </table:table-cell>
          <table:table-cell office:value-type="float" office:value="39.88" calcext:value-type="float">
            <text:p>39.88</text:p>
          </table:table-cell>
          <table:table-cell office:value-type="float" office:value="3597.86" calcext:value-type="float">
            <text:p>3597.86</text:p>
          </table:table-cell>
          <table:table-cell office:value-type="float" office:value="46.94" calcext:value-type="float">
            <text:p>46.94</text:p>
          </table:table-cell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061" calcext:value-type="float">
            <text:p>8.061</text:p>
          </table:table-cell>
          <table:table-cell office:value-type="float" office:value="0" calcext:value-type="float">
            <text:p>0</text:p>
          </table:table-cell>
          <table:table-cell office:value-type="float" office:value="9.297" calcext:value-type="float">
            <text:p>9.297</text:p>
          </table:table-cell>
          <table:table-cell office:value-type="float" office:value="80.61" calcext:value-type="float">
            <text:p>80.61</text:p>
          </table:table-cell>
          <table:table-cell office:value-type="float" office:value="0" calcext:value-type="float">
            <text:p>0</text:p>
          </table:table-cell>
          <table:table-cell office:value-type="float" office:value="93.97" calcext:value-type="float">
            <text:p>93.97</text:p>
          </table:table-cell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.683" calcext:value-type="float">
            <text:p>21.683</text:p>
          </table:table-cell>
          <table:table-cell office:value-type="float" office:value="0" calcext:value-type="float">
            <text:p>0</text:p>
          </table:table-cell>
          <table:table-cell office:value-type="float" office:value="22.96" calcext:value-type="float">
            <text:p>22.96</text:p>
          </table:table-cell>
          <table:table-cell office:value-type="float" office:value="216.83" calcext:value-type="float">
            <text:p>216.83</text:p>
          </table:table-cell>
          <table:table-cell office:value-type="float" office:value="0" calcext:value-type="float">
            <text:p>0</text:p>
          </table:table-cell>
          <table:table-cell office:value-type="float" office:value="234.6" calcext:value-type="float">
            <text:p>234.6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137" calcext:value-type="float">
            <text:p>1.137</text:p>
          </table:table-cell>
          <table:table-cell office:value-type="float" office:value="0.053" calcext:value-type="float">
            <text:p>0.053</text:p>
          </table:table-cell>
          <table:table-cell office:value-type="float" office:value="0.234" calcext:value-type="float">
            <text:p>0.234</text:p>
          </table:table-cell>
          <table:table-cell office:value-type="float" office:value="11.37" calcext:value-type="float">
            <text:p>11.37</text:p>
          </table:table-cell>
          <table:table-cell office:value-type="float" office:value="0.53" calcext:value-type="float">
            <text:p>0.53</text:p>
          </table:table-cell>
          <table:table-cell office:value-type="float" office:value="2.34" calcext:value-type="float">
            <text:p>2.34</text:p>
          </table:table-cell>
          <table:table-cell table:number-columns-repeated="2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35.748" calcext:value-type="float">
            <text:p>35.748</text:p>
          </table:table-cell>
          <table:table-cell office:value-type="float" office:value="0.756" calcext:value-type="float">
            <text:p>0.756</text:p>
          </table:table-cell>
          <table:table-cell office:value-type="float" office:value="2.164" calcext:value-type="float">
            <text:p>2.164</text:p>
          </table:table-cell>
          <table:table-cell office:value-type="float" office:value="357.48" calcext:value-type="float">
            <text:p>357.4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.64" calcext:value-type="float">
            <text:p>21.64</text:p>
          </table:table-cell>
          <table:table-cell table:number-columns-repeated="24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office:value-type="float" office:value="83.986" calcext:value-type="float">
            <text:p>83.986</text:p>
          </table:table-cell>
          <table:table-cell office:value-type="float" office:value="1.165" calcext:value-type="float">
            <text:p>1.165</text:p>
          </table:table-cell>
          <table:table-cell office:value-type="float" office:value="3.554" calcext:value-type="float">
            <text:p>3.554</text:p>
          </table:table-cell>
          <table:table-cell office:value-type="float" office:value="839.86" calcext:value-type="float">
            <text:p>839.86</text:p>
          </table:table-cell>
          <table:table-cell office:value-type="float" office:value="1372.65" calcext:value-type="float">
            <text:p>1372.65</text:p>
          </table:table-cell>
          <table:table-cell office:value-type="float" office:value="35.54" calcext:value-type="float">
            <text:p>35.5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168.296" calcext:value-type="float">
            <text:p>168.296</text:p>
          </table:table-cell>
          <table:table-cell office:value-type="string" calcext:value-type="string">
            <text:p>NaN</text:p>
          </table:table-cell>
          <table:table-cell office:value-type="float" office:value="6.931" calcext:value-type="float">
            <text:p>6.931</text:p>
          </table:table-cell>
          <table:table-cell office:value-type="float" office:value="1682.96" calcext:value-type="float">
            <text:p>1682.96</text:p>
          </table:table-cell>
          <table:table-cell office:value-type="string" calcext:value-type="string">
            <text:p>NaN</text:p>
          </table:table-cell>
          <table:table-cell office:value-type="float" office:value="69.31" calcext:value-type="float">
            <text:p>69.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float" office:value="403.051" calcext:value-type="float">
            <text:p>403.051</text:p>
          </table:table-cell>
          <table:table-cell office:value-type="string" calcext:value-type="string">
            <text:p>NaN</text:p>
          </table:table-cell>
          <table:table-cell office:value-type="float" office:value="18.88" calcext:value-type="float">
            <text:p>18.88</text:p>
          </table:table-cell>
          <table:table-cell office:value-type="float" office:value="4030.51" calcext:value-type="float">
            <text:p>4030.51</text:p>
          </table:table-cell>
          <table:table-cell office:value-type="string" calcext:value-type="string">
            <text:p>NaN</text:p>
          </table:table-cell>
          <table:table-cell office:value-type="float" office:value="190.8" calcext:value-type="float">
            <text:p>190.8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6" calcext:value-type="float">
            <text:p>0.086</text:p>
          </table:table-cell>
          <table:table-cell office:value-type="float" office:value="1.58" calcext:value-type="float">
            <text:p>1.58</text:p>
          </table:table-cell>
          <table:table-cell office:value-type="float" office:value="0.19" calcext:value-type="float">
            <text:p>0.19</text:p>
          </table:table-cell>
          <table:table-cell office:value-type="float" office:value="0.86" calcext:value-type="float">
            <text:p>0.86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0.063" calcext:value-type="float">
            <text:p>0.063</text:p>
          </table:table-cell>
          <table:table-cell office:value-type="float" office:value="0.259" calcext:value-type="float">
            <text:p>0.259</text:p>
          </table:table-cell>
          <table:table-cell office:value-type="float" office:value="6.66" calcext:value-type="float">
            <text:p>6.66</text:p>
          </table:table-cell>
          <table:table-cell office:value-type="float" office:value="0.63" calcext:value-type="float">
            <text:p>0.63</text:p>
          </table:table-cell>
          <table:table-cell office:value-type="float" office:value="2.59" calcext:value-type="float">
            <text:p>2.59</text:p>
          </table:table-cell>
          <table:table-cell table:number-columns-repeated="2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2.259" calcext:value-type="float">
            <text:p>12.259</text:p>
          </table:table-cell>
          <table:table-cell office:value-type="float" office:value="0.6" calcext:value-type="float">
            <text:p>0.6</text:p>
          </table:table-cell>
          <table:table-cell office:value-type="float" office:value="1.93" calcext:value-type="float">
            <text:p>1.93</text:p>
          </table:table-cell>
          <table:table-cell office:value-type="float" office:value="122.59" calcext:value-type="float">
            <text:p>122.59</text:p>
          </table:table-cell>
          <table:table-cell office:value-type="float" office:value="117" calcext:value-type="float">
            <text:p>117</text:p>
          </table:table-cell>
          <table:table-cell office:value-type="float" office:value="19.3" calcext:value-type="float">
            <text:p>19.3</text:p>
          </table:table-cell>
          <table:table-cell table:number-columns-repeated="2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36.925" calcext:value-type="float">
            <text:p>36.925</text:p>
          </table:table-cell>
          <table:table-cell office:value-type="float" office:value="1.162" calcext:value-type="float">
            <text:p>1.162</text:p>
          </table:table-cell>
          <table:table-cell office:value-type="float" office:value="3.861" calcext:value-type="float">
            <text:p>3.861</text:p>
          </table:table-cell>
          <table:table-cell office:value-type="float" office:value="369.25" calcext:value-type="float">
            <text:p>369.25</text:p>
          </table:table-cell>
          <table:table-cell office:value-type="float" office:value="728.62" calcext:value-type="float">
            <text:p>728.62</text:p>
          </table:table-cell>
          <table:table-cell office:value-type="float" office:value="38.61" calcext:value-type="float">
            <text:p>38.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143.318" calcext:value-type="float">
            <text:p>143.318</text:p>
          </table:table-cell>
          <table:table-cell office:value-type="string" calcext:value-type="string">
            <text:p>NaN</text:p>
          </table:table-cell>
          <table:table-cell office:value-type="float" office:value="9.74" calcext:value-type="float">
            <text:p>9.74</text:p>
          </table:table-cell>
          <table:table-cell office:value-type="float" office:value="1433.18" calcext:value-type="float">
            <text:p>1433.18</text:p>
          </table:table-cell>
          <table:table-cell office:value-type="string" calcext:value-type="string">
            <text:p>NaN</text:p>
          </table:table-cell>
          <table:table-cell office:value-type="float" office:value="97.4" calcext:value-type="float">
            <text:p>97.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503.742" calcext:value-type="float">
            <text:p>503.742</text:p>
          </table:table-cell>
          <table:table-cell office:value-type="string" calcext:value-type="string">
            <text:p>NaN</text:p>
          </table:table-cell>
          <table:table-cell office:value-type="float" office:value="22.387" calcext:value-type="float">
            <text:p>22.387</text:p>
          </table:table-cell>
          <table:table-cell office:value-type="float" office:value="5037.42" calcext:value-type="float">
            <text:p>5037.42</text:p>
          </table:table-cell>
          <table:table-cell office:value-type="string" calcext:value-type="string">
            <text:p>NaN</text:p>
          </table:table-cell>
          <table:table-cell office:value-type="float" office:value="224.87" calcext:value-type="float">
            <text:p>224.87</text:p>
          </table:table-cell>
          <table:table-cell table:number-columns-repeated="24"/>
        </table:table-row>
        <table:table-row table:style-name="ro1">
          <table:table-cell table:number-columns-repeated="32"/>
        </table:table-row>
        <table:table-row table:style-name="ro1">
          <table:table-cell table:formula="of:=TEXT(ROUND([.A1]; 2); &quot;0.00&quot;)" office:value-type="string" office:string-value="0.00" calcext:value-type="string">
            <text:p>0.00</text:p>
          </table:table-cell>
          <table:table-cell table:formula="of:=TEXT(ROUND([.B1]; 2); &quot;0.00&quot;)" office:value-type="string" office:string-value="0.00" calcext:value-type="string">
            <text:p>0.00</text:p>
          </table:table-cell>
          <table:table-cell table:formula="of:=TEXT(ROUND([.C1]; 2); &quot;0.00&quot;)" office:value-type="string" office:string-value="0.07" calcext:value-type="string">
            <text:p>0.07</text:p>
          </table:table-cell>
          <table:table-cell table:formula="of:=TEXT(ROUND([.D1]; 2); &quot;0.00&quot;)" office:value-type="string" office:string-value="0.02" calcext:value-type="string">
            <text:p>0.02</text:p>
          </table:table-cell>
          <table:table-cell table:formula="of:=TEXT(ROUND([.E1]; 2); &quot;0.00&quot;)" office:value-type="string" office:string-value="0.14" calcext:value-type="string">
            <text:p>0.14</text:p>
          </table:table-cell>
          <table:table-cell table:formula="of:=TEXT(ROUND([.F1]; 2); &quot;0.00&quot;)" office:value-type="string" office:string-value="0.69" calcext:value-type="string">
            <text:p>0.69</text:p>
          </table:table-cell>
          <table:table-cell table:formula="of:=TEXT(ROUND([.G1]; 2); &quot;0.00&quot;)" office:value-type="string" office:string-value="0.20" calcext:value-type="string">
            <text:p>0.20</text:p>
          </table:table-cell>
          <table:table-cell table:formula="of:=TEXT(ROUND([.H1]; 2); &quot;0.00&quot;)" office:value-type="string" office:string-value="1.38" calcext:value-type="string">
            <text:p>1.38</text:p>
          </table:table-cell>
          <table:table-cell table:number-columns-repeated="24"/>
        </table:table-row>
        <table:table-row table:style-name="ro1">
          <table:table-cell table:formula="of:=TEXT(ROUND([.A2]; 2); &quot;0.00&quot;)" office:value-type="string" office:string-value="0.00" calcext:value-type="string">
            <text:p>0.00</text:p>
          </table:table-cell>
          <table:table-cell table:formula="of:=TEXT(ROUND([.B2]; 2); &quot;0.00&quot;)" office:value-type="string" office:string-value="0.00" calcext:value-type="string">
            <text:p>0.00</text:p>
          </table:table-cell>
          <table:table-cell table:formula="of:=TEXT(ROUND([.C2]; 2); &quot;0.00&quot;)" office:value-type="string" office:string-value="0.17" calcext:value-type="string">
            <text:p>0.17</text:p>
          </table:table-cell>
          <table:table-cell table:formula="of:=TEXT(ROUND([.D2]; 2); &quot;0.00&quot;)" office:value-type="string" office:string-value="0.05" calcext:value-type="string">
            <text:p>0.05</text:p>
          </table:table-cell>
          <table:table-cell table:formula="of:=TEXT(ROUND([.E2]; 2); &quot;0.00&quot;)" office:value-type="string" office:string-value="0.29" calcext:value-type="string">
            <text:p>0.29</text:p>
          </table:table-cell>
          <table:table-cell table:formula="of:=TEXT(ROUND([.F2]; 2); &quot;0.00&quot;)" office:value-type="string" office:string-value="1.71" calcext:value-type="string">
            <text:p>1.71</text:p>
          </table:table-cell>
          <table:table-cell table:formula="of:=TEXT(ROUND([.G2]; 2); &quot;0.00&quot;)" office:value-type="string" office:string-value="0.52" calcext:value-type="string">
            <text:p>0.52</text:p>
          </table:table-cell>
          <table:table-cell table:formula="of:=TEXT(ROUND([.H2]; 2); &quot;0.00&quot;)" office:value-type="string" office:string-value="2.94" calcext:value-type="string">
            <text:p>2.94</text:p>
          </table:table-cell>
          <table:table-cell table:number-columns-repeated="24"/>
        </table:table-row>
        <table:table-row table:style-name="ro1">
          <table:table-cell table:formula="of:=TEXT(ROUND([.A3]; 2); &quot;0.00&quot;)" office:value-type="string" office:string-value="373.00" calcext:value-type="string">
            <text:p>373.00</text:p>
          </table:table-cell>
          <table:table-cell table:formula="of:=TEXT(ROUND([.B3]; 2); &quot;0.00&quot;)" office:value-type="string" office:string-value="0.00" calcext:value-type="string">
            <text:p>0.00</text:p>
          </table:table-cell>
          <table:table-cell table:formula="of:=TEXT(ROUND([.C3]; 2); &quot;0.00&quot;)" office:value-type="string" office:string-value="1.76" calcext:value-type="string">
            <text:p>1.76</text:p>
          </table:table-cell>
          <table:table-cell table:formula="of:=TEXT(ROUND([.D3]; 2); &quot;0.00&quot;)" office:value-type="string" office:string-value="0.62" calcext:value-type="string">
            <text:p>0.62</text:p>
          </table:table-cell>
          <table:table-cell table:formula="of:=TEXT(ROUND([.E3]; 2); &quot;0.00&quot;)" office:value-type="string" office:string-value="2.09" calcext:value-type="string">
            <text:p>2.09</text:p>
          </table:table-cell>
          <table:table-cell table:formula="of:=TEXT(ROUND([.F3]; 2); &quot;0.00&quot;)" office:value-type="string" office:string-value="17.55" calcext:value-type="string">
            <text:p>17.55</text:p>
          </table:table-cell>
          <table:table-cell table:formula="of:=TEXT(ROUND([.G3]; 2); &quot;0.00&quot;)" office:value-type="string" office:string-value="379.22" calcext:value-type="string">
            <text:p>379.22</text:p>
          </table:table-cell>
          <table:table-cell table:formula="of:=TEXT(ROUND([.H3]; 2); &quot;0.00&quot;)" office:value-type="string" office:string-value="20.90" calcext:value-type="string">
            <text:p>20.90</text:p>
          </table:table-cell>
          <table:table-cell table:number-columns-repeated="24"/>
        </table:table-row>
        <table:table-row table:style-name="ro1">
          <table:table-cell table:formula="of:=TEXT(ROUND([.A4]; 2); &quot;0.00&quot;)" office:value-type="string" office:string-value="3586.00" calcext:value-type="string">
            <text:p>3586.00</text:p>
          </table:table-cell>
          <table:table-cell table:formula="of:=TEXT(ROUND([.B4]; 2); &quot;0.00&quot;)" office:value-type="string" office:string-value="0.00" calcext:value-type="string">
            <text:p>0.00</text:p>
          </table:table-cell>
          <table:table-cell table:formula="of:=TEXT(ROUND([.C4]; 2); &quot;0.00&quot;)" office:value-type="string" office:string-value="3.99" calcext:value-type="string">
            <text:p>3.99</text:p>
          </table:table-cell>
          <table:table-cell table:formula="of:=TEXT(ROUND([.D4]; 2); &quot;0.00&quot;)" office:value-type="string" office:string-value="1.19" calcext:value-type="string">
            <text:p>1.19</text:p>
          </table:table-cell>
          <table:table-cell table:formula="of:=TEXT(ROUND([.E4]; 2); &quot;0.00&quot;)" office:value-type="string" office:string-value="4.69" calcext:value-type="string">
            <text:p>4.69</text:p>
          </table:table-cell>
          <table:table-cell table:formula="of:=TEXT(ROUND([.F4]; 2); &quot;0.00&quot;)" office:value-type="string" office:string-value="39.88" calcext:value-type="string">
            <text:p>39.88</text:p>
          </table:table-cell>
          <table:table-cell table:formula="of:=TEXT(ROUND([.G4]; 2); &quot;0.00&quot;)" office:value-type="string" office:string-value="3597.86" calcext:value-type="string">
            <text:p>3597.86</text:p>
          </table:table-cell>
          <table:table-cell table:formula="of:=TEXT(ROUND([.H4]; 2); &quot;0.00&quot;)" office:value-type="string" office:string-value="46.94" calcext:value-type="string">
            <text:p>46.94</text:p>
          </table:table-cell>
          <table:table-cell table:number-columns-repeated="24"/>
        </table:table-row>
        <table:table-row table:style-name="ro1">
          <table:table-cell table:formula="of:=TEXT(ROUND([.A5]; 2); &quot;0.00&quot;)" office:value-type="string" office:string-value="0.00" calcext:value-type="string">
            <text:p>0.00</text:p>
          </table:table-cell>
          <table:table-cell table:formula="of:=TEXT(ROUND([.B5]; 2); &quot;0.00&quot;)" office:value-type="string" office:string-value="1.00" calcext:value-type="string">
            <text:p>1.00</text:p>
          </table:table-cell>
          <table:table-cell table:formula="of:=TEXT(ROUND([.C5]; 2); &quot;0.00&quot;)" office:value-type="string" office:string-value="8.06" calcext:value-type="string">
            <text:p>8.06</text:p>
          </table:table-cell>
          <table:table-cell table:formula="of:=TEXT(ROUND([.D5]; 2); &quot;0.00&quot;)" office:value-type="string" office:string-value="0.00" calcext:value-type="string">
            <text:p>0.00</text:p>
          </table:table-cell>
          <table:table-cell table:formula="of:=TEXT(ROUND([.E5]; 2); &quot;0.00&quot;)" office:value-type="string" office:string-value="9.30" calcext:value-type="string">
            <text:p>9.30</text:p>
          </table:table-cell>
          <table:table-cell table:formula="of:=TEXT(ROUND([.F5]; 2); &quot;0.00&quot;)" office:value-type="string" office:string-value="80.61" calcext:value-type="string">
            <text:p>80.61</text:p>
          </table:table-cell>
          <table:table-cell table:formula="of:=TEXT(ROUND([.G5]; 2); &quot;0.00&quot;)" office:value-type="string" office:string-value="0.00" calcext:value-type="string">
            <text:p>0.00</text:p>
          </table:table-cell>
          <table:table-cell table:formula="of:=TEXT(ROUND([.H5]; 2); &quot;0.00&quot;)" office:value-type="string" office:string-value="93.97" calcext:value-type="string">
            <text:p>93.97</text:p>
          </table:table-cell>
          <table:table-cell table:number-columns-repeated="24"/>
        </table:table-row>
        <table:table-row table:style-name="ro1">
          <table:table-cell table:formula="of:=TEXT(ROUND([.A6]; 2); &quot;0.00&quot;)" office:value-type="string" office:string-value="0.00" calcext:value-type="string">
            <text:p>0.00</text:p>
          </table:table-cell>
          <table:table-cell table:formula="of:=TEXT(ROUND([.B6]; 2); &quot;0.00&quot;)" office:value-type="string" office:string-value="5.00" calcext:value-type="string">
            <text:p>5.00</text:p>
          </table:table-cell>
          <table:table-cell table:formula="of:=TEXT(ROUND([.C6]; 2); &quot;0.00&quot;)" office:value-type="string" office:string-value="21.68" calcext:value-type="string">
            <text:p>21.68</text:p>
          </table:table-cell>
          <table:table-cell table:formula="of:=TEXT(ROUND([.D6]; 2); &quot;0.00&quot;)" office:value-type="string" office:string-value="0.00" calcext:value-type="string">
            <text:p>0.00</text:p>
          </table:table-cell>
          <table:table-cell table:formula="of:=TEXT(ROUND([.E6]; 2); &quot;0.00&quot;)" office:value-type="string" office:string-value="22.96" calcext:value-type="string">
            <text:p>22.96</text:p>
          </table:table-cell>
          <table:table-cell table:formula="of:=TEXT(ROUND([.F6]; 2); &quot;0.00&quot;)" office:value-type="string" office:string-value="216.83" calcext:value-type="string">
            <text:p>216.83</text:p>
          </table:table-cell>
          <table:table-cell table:formula="of:=TEXT(ROUND([.G6]; 2); &quot;0.00&quot;)" office:value-type="string" office:string-value="0.00" calcext:value-type="string">
            <text:p>0.00</text:p>
          </table:table-cell>
          <table:table-cell table:formula="of:=TEXT(ROUND([.H6]; 2); &quot;0.00&quot;)" office:value-type="string" office:string-value="234.60" calcext:value-type="string">
            <text:p>234.60</text:p>
          </table:table-cell>
          <table:table-cell table:number-columns-repeated="24"/>
        </table:table-row>
        <table:table-row table:style-name="ro1">
          <table:table-cell table:formula="of:=TEXT(ROUND([.A7]; 2); &quot;0.00&quot;)" office:value-type="string" office:string-value="0.00" calcext:value-type="string">
            <text:p>0.00</text:p>
          </table:table-cell>
          <table:table-cell table:formula="of:=TEXT(ROUND([.B7]; 2); &quot;0.00&quot;)" office:value-type="string" office:string-value="0.00" calcext:value-type="string">
            <text:p>0.00</text:p>
          </table:table-cell>
          <table:table-cell table:formula="of:=TEXT(ROUND([.C7]; 2); &quot;0.00&quot;)" office:value-type="string" office:string-value="0.27" calcext:value-type="string">
            <text:p>0.27</text:p>
          </table:table-cell>
          <table:table-cell table:formula="of:=TEXT(ROUND([.D7]; 2); &quot;0.00&quot;)" office:value-type="string" office:string-value="0.02" calcext:value-type="string">
            <text:p>0.02</text:p>
          </table:table-cell>
          <table:table-cell table:formula="of:=TEXT(ROUND([.E7]; 2); &quot;0.00&quot;)" office:value-type="string" office:string-value="0.10" calcext:value-type="string">
            <text:p>0.10</text:p>
          </table:table-cell>
          <table:table-cell table:formula="of:=TEXT(ROUND([.F7]; 2); &quot;0.00&quot;)" office:value-type="string" office:string-value="2.70" calcext:value-type="string">
            <text:p>2.70</text:p>
          </table:table-cell>
          <table:table-cell table:formula="of:=TEXT(ROUND([.G7]; 2); &quot;0.00&quot;)" office:value-type="string" office:string-value="0.21" calcext:value-type="string">
            <text:p>0.21</text:p>
          </table:table-cell>
          <table:table-cell table:formula="of:=TEXT(ROUND([.H7]; 2); &quot;0.00&quot;)" office:value-type="string" office:string-value="1.00" calcext:value-type="string">
            <text:p>1.00</text:p>
          </table:table-cell>
          <table:table-cell table:number-columns-repeated="24"/>
        </table:table-row>
        <table:table-row table:style-name="ro1">
          <table:table-cell table:formula="of:=TEXT(ROUND([.A8]; 2); &quot;0.00&quot;)" office:value-type="string" office:string-value="0.00" calcext:value-type="string">
            <text:p>0.00</text:p>
          </table:table-cell>
          <table:table-cell table:formula="of:=TEXT(ROUND([.B8]; 2); &quot;0.00&quot;)" office:value-type="string" office:string-value="0.00" calcext:value-type="string">
            <text:p>0.00</text:p>
          </table:table-cell>
          <table:table-cell table:formula="of:=TEXT(ROUND([.C8]; 2); &quot;0.00&quot;)" office:value-type="string" office:string-value="1.14" calcext:value-type="string">
            <text:p>1.14</text:p>
          </table:table-cell>
          <table:table-cell table:formula="of:=TEXT(ROUND([.D8]; 2); &quot;0.00&quot;)" office:value-type="string" office:string-value="0.05" calcext:value-type="string">
            <text:p>0.05</text:p>
          </table:table-cell>
          <table:table-cell table:formula="of:=TEXT(ROUND([.E8]; 2); &quot;0.00&quot;)" office:value-type="string" office:string-value="0.23" calcext:value-type="string">
            <text:p>0.23</text:p>
          </table:table-cell>
          <table:table-cell table:formula="of:=TEXT(ROUND([.F8]; 2); &quot;0.00&quot;)" office:value-type="string" office:string-value="11.37" calcext:value-type="string">
            <text:p>11.37</text:p>
          </table:table-cell>
          <table:table-cell table:formula="of:=TEXT(ROUND([.G8]; 2); &quot;0.00&quot;)" office:value-type="string" office:string-value="0.53" calcext:value-type="string">
            <text:p>0.53</text:p>
          </table:table-cell>
          <table:table-cell table:formula="of:=TEXT(ROUND([.H8]; 2); &quot;0.00&quot;)" office:value-type="string" office:string-value="2.34" calcext:value-type="string">
            <text:p>2.34</text:p>
          </table:table-cell>
          <table:table-cell table:number-columns-repeated="24"/>
        </table:table-row>
        <table:table-row table:style-name="ro1">
          <table:table-cell table:formula="of:=TEXT(ROUND([.A9]; 2); &quot;0.00&quot;)" office:value-type="string" office:string-value="209.00" calcext:value-type="string">
            <text:p>209.00</text:p>
          </table:table-cell>
          <table:table-cell table:formula="of:=TEXT(ROUND([.B9]; 2); &quot;0.00&quot;)" office:value-type="string" office:string-value="0.00" calcext:value-type="string">
            <text:p>0.00</text:p>
          </table:table-cell>
          <table:table-cell table:formula="of:=TEXT(ROUND([.C9]; 2); &quot;0.00&quot;)" office:value-type="string" office:string-value="35.75" calcext:value-type="string">
            <text:p>35.75</text:p>
          </table:table-cell>
          <table:table-cell table:formula="of:=TEXT(ROUND([.D9]; 2); &quot;0.00&quot;)" office:value-type="string" office:string-value="0.76" calcext:value-type="string">
            <text:p>0.76</text:p>
          </table:table-cell>
          <table:table-cell table:formula="of:=TEXT(ROUND([.E9]; 2); &quot;0.00&quot;)" office:value-type="string" office:string-value="2.16" calcext:value-type="string">
            <text:p>2.16</text:p>
          </table:table-cell>
          <table:table-cell table:formula="of:=TEXT(ROUND([.F9]; 2); &quot;0.00&quot;)" office:value-type="string" office:string-value="357.48" calcext:value-type="string">
            <text:p>357.48</text:p>
          </table:table-cell>
          <table:table-cell table:formula="of:=TEXT(ROUND([.G9]; 2); &quot;0.00&quot;)" office:value-type="string" office:string-value="216.56" calcext:value-type="string">
            <text:p>216.56</text:p>
          </table:table-cell>
          <table:table-cell table:formula="of:=TEXT(ROUND([.H9]; 2); &quot;0.00&quot;)" office:value-type="string" office:string-value="21.64" calcext:value-type="string">
            <text:p>21.64</text:p>
          </table:table-cell>
          <table:table-cell table:number-columns-repeated="24"/>
        </table:table-row>
        <table:table-row table:style-name="ro1">
          <table:table-cell table:formula="of:=TEXT(ROUND([.A10]; 2); &quot;0.00&quot;)" office:value-type="string" office:string-value="1361.00" calcext:value-type="string">
            <text:p>1361.00</text:p>
          </table:table-cell>
          <table:table-cell table:formula="of:=TEXT(ROUND([.B10]; 2); &quot;0.00&quot;)" office:value-type="string" office:string-value="0.00" calcext:value-type="string">
            <text:p>0.00</text:p>
          </table:table-cell>
          <table:table-cell table:formula="of:=TEXT(ROUND([.C10]; 2); &quot;0.00&quot;)" office:value-type="string" office:string-value="83.99" calcext:value-type="string">
            <text:p>83.99</text:p>
          </table:table-cell>
          <table:table-cell table:formula="of:=TEXT(ROUND([.D10]; 2); &quot;0.00&quot;)" office:value-type="string" office:string-value="1.17" calcext:value-type="string">
            <text:p>1.17</text:p>
          </table:table-cell>
          <table:table-cell table:formula="of:=TEXT(ROUND([.E10]; 2); &quot;0.00&quot;)" office:value-type="string" office:string-value="3.55" calcext:value-type="string">
            <text:p>3.55</text:p>
          </table:table-cell>
          <table:table-cell table:formula="of:=TEXT(ROUND([.F10]; 2); &quot;0.00&quot;)" office:value-type="string" office:string-value="839.86" calcext:value-type="string">
            <text:p>839.86</text:p>
          </table:table-cell>
          <table:table-cell table:formula="of:=TEXT(ROUND([.G10]; 2); &quot;0.00&quot;)" office:value-type="string" office:string-value="1372.65" calcext:value-type="string">
            <text:p>1372.65</text:p>
          </table:table-cell>
          <table:table-cell table:formula="of:=TEXT(ROUND([.H10]; 2); &quot;0.00&quot;)" office:value-type="string" office:string-value="35.54" calcext:value-type="string">
            <text:p>35.54</text:p>
          </table:table-cell>
          <table:table-cell table:number-columns-repeated="24"/>
        </table:table-row>
        <table:table-row table:style-name="ro1">
          <table:table-cell table:formula="of:=TEXT(ROUND([.A11]; 2); &quot;0.00&quot;)" office:value-type="string" office:string-value="" calcext:value-type="error">
            <text:p>#VALUE!</text:p>
          </table:table-cell>
          <table:table-cell table:formula="of:=TEXT(ROUND([.B11]; 2); &quot;0.00&quot;)" office:value-type="string" office:string-value="0.00" calcext:value-type="string">
            <text:p>0.00</text:p>
          </table:table-cell>
          <table:table-cell table:formula="of:=TEXT(ROUND([.C11]; 2); &quot;0.00&quot;)" office:value-type="string" office:string-value="168.30" calcext:value-type="string">
            <text:p>168.30</text:p>
          </table:table-cell>
          <table:table-cell table:formula="of:=TEXT(ROUND([.D11]; 2); &quot;0.00&quot;)" office:value-type="string" office:string-value="" calcext:value-type="error">
            <text:p>#VALUE!</text:p>
          </table:table-cell>
          <table:table-cell table:formula="of:=TEXT(ROUND([.E11]; 2); &quot;0.00&quot;)" office:value-type="string" office:string-value="6.93" calcext:value-type="string">
            <text:p>6.93</text:p>
          </table:table-cell>
          <table:table-cell table:formula="of:=TEXT(ROUND([.F11]; 2); &quot;0.00&quot;)" office:value-type="string" office:string-value="1682.96" calcext:value-type="string">
            <text:p>1682.96</text:p>
          </table:table-cell>
          <table:table-cell table:formula="of:=TEXT(ROUND([.G11]; 2); &quot;0.00&quot;)" office:value-type="string" office:string-value="" calcext:value-type="error">
            <text:p>#VALUE!</text:p>
          </table:table-cell>
          <table:table-cell table:formula="of:=TEXT(ROUND([.H11]; 2); &quot;0.00&quot;)" office:value-type="string" office:string-value="69.31" calcext:value-type="string">
            <text:p>69.31</text:p>
          </table:table-cell>
          <table:table-cell table:number-columns-repeated="24"/>
        </table:table-row>
        <table:table-row table:style-name="ro1">
          <table:table-cell table:formula="of:=TEXT(ROUND([.A12]; 2); &quot;0.00&quot;)" office:value-type="string" office:string-value="" calcext:value-type="error">
            <text:p>#VALUE!</text:p>
          </table:table-cell>
          <table:table-cell table:formula="of:=TEXT(ROUND([.B12]; 2); &quot;0.00&quot;)" office:value-type="string" office:string-value="2.00" calcext:value-type="string">
            <text:p>2.00</text:p>
          </table:table-cell>
          <table:table-cell table:formula="of:=TEXT(ROUND([.C12]; 2); &quot;0.00&quot;)" office:value-type="string" office:string-value="403.05" calcext:value-type="string">
            <text:p>403.05</text:p>
          </table:table-cell>
          <table:table-cell table:formula="of:=TEXT(ROUND([.D12]; 2); &quot;0.00&quot;)" office:value-type="string" office:string-value="" calcext:value-type="error">
            <text:p>#VALUE!</text:p>
          </table:table-cell>
          <table:table-cell table:formula="of:=TEXT(ROUND([.E12]; 2); &quot;0.00&quot;)" office:value-type="string" office:string-value="18.88" calcext:value-type="string">
            <text:p>18.88</text:p>
          </table:table-cell>
          <table:table-cell table:formula="of:=TEXT(ROUND([.F12]; 2); &quot;0.00&quot;)" office:value-type="string" office:string-value="4030.51" calcext:value-type="string">
            <text:p>4030.51</text:p>
          </table:table-cell>
          <table:table-cell table:formula="of:=TEXT(ROUND([.G12]; 2); &quot;0.00&quot;)" office:value-type="string" office:string-value="" calcext:value-type="error">
            <text:p>#VALUE!</text:p>
          </table:table-cell>
          <table:table-cell table:formula="of:=TEXT(ROUND([.H12]; 2); &quot;0.00&quot;)" office:value-type="string" office:string-value="190.80" calcext:value-type="string">
            <text:p>190.80</text:p>
          </table:table-cell>
          <table:table-cell table:number-columns-repeated="24"/>
        </table:table-row>
        <table:table-row table:style-name="ro1">
          <table:table-cell table:formula="of:=TEXT(ROUND([.A13]; 2); &quot;0.00&quot;)" office:value-type="string" office:string-value="0.00" calcext:value-type="string">
            <text:p>0.00</text:p>
          </table:table-cell>
          <table:table-cell table:formula="of:=TEXT(ROUND([.B13]; 2); &quot;0.00&quot;)" office:value-type="string" office:string-value="0.00" calcext:value-type="string">
            <text:p>0.00</text:p>
          </table:table-cell>
          <table:table-cell table:formula="of:=TEXT(ROUND([.C13]; 2); &quot;0.00&quot;)" office:value-type="string" office:string-value="0.16" calcext:value-type="string">
            <text:p>0.16</text:p>
          </table:table-cell>
          <table:table-cell table:formula="of:=TEXT(ROUND([.D13]; 2); &quot;0.00&quot;)" office:value-type="string" office:string-value="0.02" calcext:value-type="string">
            <text:p>0.02</text:p>
          </table:table-cell>
          <table:table-cell table:formula="of:=TEXT(ROUND([.E13]; 2); &quot;0.00&quot;)" office:value-type="string" office:string-value="0.09" calcext:value-type="string">
            <text:p>0.09</text:p>
          </table:table-cell>
          <table:table-cell table:formula="of:=TEXT(ROUND([.F13]; 2); &quot;0.00&quot;)" office:value-type="string" office:string-value="1.58" calcext:value-type="string">
            <text:p>1.58</text:p>
          </table:table-cell>
          <table:table-cell table:formula="of:=TEXT(ROUND([.G13]; 2); &quot;0.00&quot;)" office:value-type="string" office:string-value="0.19" calcext:value-type="string">
            <text:p>0.19</text:p>
          </table:table-cell>
          <table:table-cell table:formula="of:=TEXT(ROUND([.H13]; 2); &quot;0.00&quot;)" office:value-type="string" office:string-value="0.86" calcext:value-type="string">
            <text:p>0.86</text:p>
          </table:table-cell>
          <table:table-cell table:number-columns-repeated="24"/>
        </table:table-row>
        <table:table-row table:style-name="ro1">
          <table:table-cell table:formula="of:=TEXT(ROUND([.A14]; 2); &quot;0.00&quot;)" office:value-type="string" office:string-value="0.00" calcext:value-type="string">
            <text:p>0.00</text:p>
          </table:table-cell>
          <table:table-cell table:formula="of:=TEXT(ROUND([.B14]; 2); &quot;0.00&quot;)" office:value-type="string" office:string-value="0.00" calcext:value-type="string">
            <text:p>0.00</text:p>
          </table:table-cell>
          <table:table-cell table:formula="of:=TEXT(ROUND([.C14]; 2); &quot;0.00&quot;)" office:value-type="string" office:string-value="0.67" calcext:value-type="string">
            <text:p>0.67</text:p>
          </table:table-cell>
          <table:table-cell table:formula="of:=TEXT(ROUND([.D14]; 2); &quot;0.00&quot;)" office:value-type="string" office:string-value="0.06" calcext:value-type="string">
            <text:p>0.06</text:p>
          </table:table-cell>
          <table:table-cell table:formula="of:=TEXT(ROUND([.E14]; 2); &quot;0.00&quot;)" office:value-type="string" office:string-value="0.26" calcext:value-type="string">
            <text:p>0.26</text:p>
          </table:table-cell>
          <table:table-cell table:formula="of:=TEXT(ROUND([.F14]; 2); &quot;0.00&quot;)" office:value-type="string" office:string-value="6.66" calcext:value-type="string">
            <text:p>6.66</text:p>
          </table:table-cell>
          <table:table-cell table:formula="of:=TEXT(ROUND([.G14]; 2); &quot;0.00&quot;)" office:value-type="string" office:string-value="0.63" calcext:value-type="string">
            <text:p>0.63</text:p>
          </table:table-cell>
          <table:table-cell table:formula="of:=TEXT(ROUND([.H14]; 2); &quot;0.00&quot;)" office:value-type="string" office:string-value="2.59" calcext:value-type="string">
            <text:p>2.59</text:p>
          </table:table-cell>
          <table:table-cell table:number-columns-repeated="24"/>
        </table:table-row>
        <table:table-row table:style-name="ro1">
          <table:table-cell table:formula="of:=TEXT(ROUND([.A15]; 2); &quot;0.00&quot;)" office:value-type="string" office:string-value="111.00" calcext:value-type="string">
            <text:p>111.00</text:p>
          </table:table-cell>
          <table:table-cell table:formula="of:=TEXT(ROUND([.B15]; 2); &quot;0.00&quot;)" office:value-type="string" office:string-value="0.00" calcext:value-type="string">
            <text:p>0.00</text:p>
          </table:table-cell>
          <table:table-cell table:formula="of:=TEXT(ROUND([.C15]; 2); &quot;0.00&quot;)" office:value-type="string" office:string-value="12.26" calcext:value-type="string">
            <text:p>12.26</text:p>
          </table:table-cell>
          <table:table-cell table:formula="of:=TEXT(ROUND([.D15]; 2); &quot;0.00&quot;)" office:value-type="string" office:string-value="0.60" calcext:value-type="string">
            <text:p>0.60</text:p>
          </table:table-cell>
          <table:table-cell table:formula="of:=TEXT(ROUND([.E15]; 2); &quot;0.00&quot;)" office:value-type="string" office:string-value="1.93" calcext:value-type="string">
            <text:p>1.93</text:p>
          </table:table-cell>
          <table:table-cell table:formula="of:=TEXT(ROUND([.F15]; 2); &quot;0.00&quot;)" office:value-type="string" office:string-value="122.59" calcext:value-type="string">
            <text:p>122.59</text:p>
          </table:table-cell>
          <table:table-cell table:formula="of:=TEXT(ROUND([.G15]; 2); &quot;0.00&quot;)" office:value-type="string" office:string-value="117.00" calcext:value-type="string">
            <text:p>117.00</text:p>
          </table:table-cell>
          <table:table-cell table:formula="of:=TEXT(ROUND([.H15]; 2); &quot;0.00&quot;)" office:value-type="string" office:string-value="19.30" calcext:value-type="string">
            <text:p>19.30</text:p>
          </table:table-cell>
          <table:table-cell table:number-columns-repeated="24"/>
        </table:table-row>
        <table:table-row table:style-name="ro1">
          <table:table-cell table:formula="of:=TEXT(ROUND([.A16]; 2); &quot;0.00&quot;)" office:value-type="string" office:string-value="717.00" calcext:value-type="string">
            <text:p>717.00</text:p>
          </table:table-cell>
          <table:table-cell table:formula="of:=TEXT(ROUND([.B16]; 2); &quot;0.00&quot;)" office:value-type="string" office:string-value="0.00" calcext:value-type="string">
            <text:p>0.00</text:p>
          </table:table-cell>
          <table:table-cell table:formula="of:=TEXT(ROUND([.C16]; 2); &quot;0.00&quot;)" office:value-type="string" office:string-value="36.93" calcext:value-type="string">
            <text:p>36.93</text:p>
          </table:table-cell>
          <table:table-cell table:formula="of:=TEXT(ROUND([.D16]; 2); &quot;0.00&quot;)" office:value-type="string" office:string-value="1.16" calcext:value-type="string">
            <text:p>1.16</text:p>
          </table:table-cell>
          <table:table-cell table:formula="of:=TEXT(ROUND([.E16]; 2); &quot;0.00&quot;)" office:value-type="string" office:string-value="3.86" calcext:value-type="string">
            <text:p>3.86</text:p>
          </table:table-cell>
          <table:table-cell table:formula="of:=TEXT(ROUND([.F16]; 2); &quot;0.00&quot;)" office:value-type="string" office:string-value="369.25" calcext:value-type="string">
            <text:p>369.25</text:p>
          </table:table-cell>
          <table:table-cell table:formula="of:=TEXT(ROUND([.G16]; 2); &quot;0.00&quot;)" office:value-type="string" office:string-value="728.62" calcext:value-type="string">
            <text:p>728.62</text:p>
          </table:table-cell>
          <table:table-cell table:formula="of:=TEXT(ROUND([.H16]; 2); &quot;0.00&quot;)" office:value-type="string" office:string-value="38.61" calcext:value-type="string">
            <text:p>38.61</text:p>
          </table:table-cell>
          <table:table-cell table:number-columns-repeated="24"/>
        </table:table-row>
        <table:table-row table:style-name="ro1">
          <table:table-cell table:formula="of:=TEXT(ROUND([.A17]; 2); &quot;0.00&quot;)" office:value-type="string" office:string-value="" calcext:value-type="error">
            <text:p>#VALUE!</text:p>
          </table:table-cell>
          <table:table-cell table:formula="of:=TEXT(ROUND([.B17]; 2); &quot;0.00&quot;)" office:value-type="string" office:string-value="0.00" calcext:value-type="string">
            <text:p>0.00</text:p>
          </table:table-cell>
          <table:table-cell table:formula="of:=TEXT(ROUND([.C17]; 2); &quot;0.00&quot;)" office:value-type="string" office:string-value="143.32" calcext:value-type="string">
            <text:p>143.32</text:p>
          </table:table-cell>
          <table:table-cell table:formula="of:=TEXT(ROUND([.D17]; 2); &quot;0.00&quot;)" office:value-type="string" office:string-value="" calcext:value-type="error">
            <text:p>#VALUE!</text:p>
          </table:table-cell>
          <table:table-cell table:formula="of:=TEXT(ROUND([.E17]; 2); &quot;0.00&quot;)" office:value-type="string" office:string-value="9.74" calcext:value-type="string">
            <text:p>9.74</text:p>
          </table:table-cell>
          <table:table-cell table:formula="of:=TEXT(ROUND([.F17]; 2); &quot;0.00&quot;)" office:value-type="string" office:string-value="1433.18" calcext:value-type="string">
            <text:p>1433.18</text:p>
          </table:table-cell>
          <table:table-cell table:formula="of:=TEXT(ROUND([.G17]; 2); &quot;0.00&quot;)" office:value-type="string" office:string-value="" calcext:value-type="error">
            <text:p>#VALUE!</text:p>
          </table:table-cell>
          <table:table-cell table:formula="of:=TEXT(ROUND([.H17]; 2); &quot;0.00&quot;)" office:value-type="string" office:string-value="97.40" calcext:value-type="string">
            <text:p>97.40</text:p>
          </table:table-cell>
          <table:table-cell table:number-columns-repeated="24"/>
        </table:table-row>
        <table:table-row table:style-name="ro1">
          <table:table-cell table:formula="of:=TEXT(ROUND([.A18]; 2); &quot;0.00&quot;)" office:value-type="string" office:string-value="" calcext:value-type="error">
            <text:p>#VALUE!</text:p>
          </table:table-cell>
          <table:table-cell table:formula="of:=TEXT(ROUND([.B18]; 2); &quot;0.00&quot;)" office:value-type="string" office:string-value="1.00" calcext:value-type="string">
            <text:p>1.00</text:p>
          </table:table-cell>
          <table:table-cell table:formula="of:=TEXT(ROUND([.C18]; 2); &quot;0.00&quot;)" office:value-type="string" office:string-value="503.74" calcext:value-type="string">
            <text:p>503.74</text:p>
          </table:table-cell>
          <table:table-cell table:formula="of:=TEXT(ROUND([.D18]; 2); &quot;0.00&quot;)" office:value-type="string" office:string-value="" calcext:value-type="error">
            <text:p>#VALUE!</text:p>
          </table:table-cell>
          <table:table-cell table:formula="of:=TEXT(ROUND([.E18]; 2); &quot;0.00&quot;)" office:value-type="string" office:string-value="22.39" calcext:value-type="string">
            <text:p>22.39</text:p>
          </table:table-cell>
          <table:table-cell table:formula="of:=TEXT(ROUND([.F18]; 2); &quot;0.00&quot;)" office:value-type="string" office:string-value="5037.42" calcext:value-type="string">
            <text:p>5037.42</text:p>
          </table:table-cell>
          <table:table-cell table:formula="of:=TEXT(ROUND([.G18]; 2); &quot;0.00&quot;)" office:value-type="string" office:string-value="" calcext:value-type="error">
            <text:p>#VALUE!</text:p>
          </table:table-cell>
          <table:table-cell table:formula="of:=TEXT(ROUND([.H18]; 2); &quot;0.00&quot;)" office:value-type="string" office:string-value="224.87" calcext:value-type="string">
            <text:p>224.87</text:p>
          </table:table-cell>
          <table:table-cell table:number-columns-repeated="24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s/>&amp; </text:p>
          </table:table-cell>
          <table:table-cell table:formula="of:=[.A20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B20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C20]" office:value-type="string" office:string-value="0.07" calcext:value-type="string">
            <text:p>0.07</text:p>
          </table:table-cell>
          <table:table-cell office:value-type="string" calcext:value-type="string">
            <text:p><text:s/>&amp; </text:p>
          </table:table-cell>
          <table:table-cell table:formula="of:=[.D20]" office:value-type="string" office:string-value="0.02" calcext:value-type="string">
            <text:p>0.02</text:p>
          </table:table-cell>
          <table:table-cell office:value-type="string" calcext:value-type="string">
            <text:p><text:s/>&amp; </text:p>
          </table:table-cell>
          <table:table-cell table:formula="of:=[.E20]" office:value-type="string" office:string-value="0.14" calcext:value-type="string">
            <text:p>0.14</text:p>
          </table:table-cell>
          <table:table-cell office:value-type="string" calcext:value-type="string">
            <text:p><text:s/>&amp; </text:p>
          </table:table-cell>
          <table:table-cell table:formula="of:=[.F20]" office:value-type="string" office:string-value="0.69" calcext:value-type="string">
            <text:p>0.69</text:p>
          </table:table-cell>
          <table:table-cell office:value-type="string" calcext:value-type="string">
            <text:p><text:s/>&amp; </text:p>
          </table:table-cell>
          <table:table-cell table:formula="of:=[.G20]" office:value-type="string" office:string-value="0.20" calcext:value-type="string">
            <text:p>0.20</text:p>
          </table:table-cell>
          <table:table-cell office:value-type="string" calcext:value-type="string">
            <text:p><text:s/>&amp; </text:p>
          </table:table-cell>
          <table:table-cell table:formula="of:=[.H20]" office:value-type="string" office:string-value="1.38" calcext:value-type="string">
            <text:p>1.38</text:p>
          </table:table-cell>
          <table:table-cell office:value-type="string" calcext:value-type="string">
            <text:p>\\</text:p>
          </table:table-cell>
          <table:table-cell table:number-columns-repeated="11"/>
          <table:table-cell table:style-name="ce2"/>
        </table:table-row>
        <table:table-row table:style-name="ro1">
          <table:table-cell table:style-name="ce1"/>
          <table:table-cell office:value-type="string" calcext:value-type="string">
            <text:p><text:s/>&amp; 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<text:s/>&amp; </text:p>
          </table:table-cell>
          <table:table-cell table:formula="of:=[.A21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B21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C21]" office:value-type="string" office:string-value="0.17" calcext:value-type="string">
            <text:p>0.17</text:p>
          </table:table-cell>
          <table:table-cell office:value-type="string" calcext:value-type="string">
            <text:p><text:s/>&amp; </text:p>
          </table:table-cell>
          <table:table-cell table:formula="of:=[.D21]" office:value-type="string" office:string-value="0.05" calcext:value-type="string">
            <text:p>0.05</text:p>
          </table:table-cell>
          <table:table-cell office:value-type="string" calcext:value-type="string">
            <text:p><text:s/>&amp; </text:p>
          </table:table-cell>
          <table:table-cell table:formula="of:=[.E21]" office:value-type="string" office:string-value="0.29" calcext:value-type="string">
            <text:p>0.29</text:p>
          </table:table-cell>
          <table:table-cell office:value-type="string" calcext:value-type="string">
            <text:p><text:s/>&amp; </text:p>
          </table:table-cell>
          <table:table-cell table:formula="of:=[.F21]" office:value-type="string" office:string-value="1.71" calcext:value-type="string">
            <text:p>1.71</text:p>
          </table:table-cell>
          <table:table-cell office:value-type="string" calcext:value-type="string">
            <text:p><text:s/>&amp; </text:p>
          </table:table-cell>
          <table:table-cell table:formula="of:=[.G21]" office:value-type="string" office:string-value="0.52" calcext:value-type="string">
            <text:p>0.52</text:p>
          </table:table-cell>
          <table:table-cell office:value-type="string" calcext:value-type="string">
            <text:p><text:s/>&amp; </text:p>
          </table:table-cell>
          <table:table-cell table:formula="of:=[.H21]" office:value-type="string" office:string-value="2.94" calcext:value-type="string">
            <text:p>2.94</text:p>
          </table:table-cell>
          <table:table-cell office:value-type="string" calcext:value-type="string">
            <text:p>\\</text:p>
          </table:table-cell>
          <table:table-cell table:number-columns-repeated="11"/>
          <table:table-cell table:style-name="ce2"/>
        </table:table-row>
        <table:table-row table:style-name="ro1">
          <table:table-cell office:value-type="string" calcext:value-type="string">
            <text:p>Dcell</text:p>
          </table:table-cell>
          <table:table-cell office:value-type="string" calcext:value-type="string">
            <text:p><text:s/>&amp; </text:p>
          </table:table-cell>
          <table:table-cell office:value-type="float" office:value="8190" calcext:value-type="float">
            <text:p>8190</text:p>
          </table:table-cell>
          <table:table-cell office:value-type="string" calcext:value-type="string">
            <text:p><text:s/>&amp; </text:p>
          </table:table-cell>
          <table:table-cell table:formula="of:=[.A22]" office:value-type="string" office:string-value="373.00" calcext:value-type="string">
            <text:p>373.00</text:p>
          </table:table-cell>
          <table:table-cell office:value-type="string" calcext:value-type="string">
            <text:p><text:s/>&amp; </text:p>
          </table:table-cell>
          <table:table-cell table:formula="of:=[.B22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C22]" office:value-type="string" office:string-value="1.76" calcext:value-type="string">
            <text:p>1.76</text:p>
          </table:table-cell>
          <table:table-cell office:value-type="string" calcext:value-type="string">
            <text:p><text:s/>&amp; </text:p>
          </table:table-cell>
          <table:table-cell table:formula="of:=[.D22]" office:value-type="string" office:string-value="0.62" calcext:value-type="string">
            <text:p>0.62</text:p>
          </table:table-cell>
          <table:table-cell office:value-type="string" calcext:value-type="string">
            <text:p><text:s/>&amp; </text:p>
          </table:table-cell>
          <table:table-cell table:formula="of:=[.E22]" office:value-type="string" office:string-value="2.09" calcext:value-type="string">
            <text:p>2.09</text:p>
          </table:table-cell>
          <table:table-cell office:value-type="string" calcext:value-type="string">
            <text:p><text:s/>&amp; </text:p>
          </table:table-cell>
          <table:table-cell table:formula="of:=[.F22]" office:value-type="string" office:string-value="17.55" calcext:value-type="string">
            <text:p>17.55</text:p>
          </table:table-cell>
          <table:table-cell office:value-type="string" calcext:value-type="string">
            <text:p><text:s/>&amp; </text:p>
          </table:table-cell>
          <table:table-cell table:formula="of:=[.G22]" office:value-type="string" office:string-value="379.22" calcext:value-type="string">
            <text:p>379.22</text:p>
          </table:table-cell>
          <table:table-cell office:value-type="string" calcext:value-type="string">
            <text:p><text:s/>&amp; </text:p>
          </table:table-cell>
          <table:table-cell table:formula="of:=[.H22]" office:value-type="string" office:string-value="20.90" calcext:value-type="string">
            <text:p>20.90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17556" calcext:value-type="float">
            <text:p>17556</text:p>
          </table:table-cell>
          <table:table-cell office:value-type="string" calcext:value-type="string">
            <text:p><text:s/>&amp; </text:p>
          </table:table-cell>
          <table:table-cell table:formula="of:=[.A23]" office:value-type="string" office:string-value="3586.00" calcext:value-type="string">
            <text:p>3586.00</text:p>
          </table:table-cell>
          <table:table-cell office:value-type="string" calcext:value-type="string">
            <text:p><text:s/>&amp; </text:p>
          </table:table-cell>
          <table:table-cell table:formula="of:=[.B23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C23]" office:value-type="string" office:string-value="3.99" calcext:value-type="string">
            <text:p>3.99</text:p>
          </table:table-cell>
          <table:table-cell office:value-type="string" calcext:value-type="string">
            <text:p><text:s/>&amp; </text:p>
          </table:table-cell>
          <table:table-cell table:formula="of:=[.D23]" office:value-type="string" office:string-value="1.19" calcext:value-type="string">
            <text:p>1.19</text:p>
          </table:table-cell>
          <table:table-cell office:value-type="string" calcext:value-type="string">
            <text:p><text:s/>&amp; </text:p>
          </table:table-cell>
          <table:table-cell table:formula="of:=[.E23]" office:value-type="string" office:string-value="4.69" calcext:value-type="string">
            <text:p>4.69</text:p>
          </table:table-cell>
          <table:table-cell office:value-type="string" calcext:value-type="string">
            <text:p><text:s/>&amp; </text:p>
          </table:table-cell>
          <table:table-cell table:formula="of:=[.F23]" office:value-type="string" office:string-value="39.88" calcext:value-type="string">
            <text:p>39.88</text:p>
          </table:table-cell>
          <table:table-cell office:value-type="string" calcext:value-type="string">
            <text:p><text:s/>&amp; </text:p>
          </table:table-cell>
          <table:table-cell table:formula="of:=[.G23]" office:value-type="string" office:string-value="3597.86" calcext:value-type="string">
            <text:p>3597.86</text:p>
          </table:table-cell>
          <table:table-cell office:value-type="string" calcext:value-type="string">
            <text:p><text:s/>&amp; </text:p>
          </table:table-cell>
          <table:table-cell table:formula="of:=[.H23]" office:value-type="string" office:string-value="46.94" calcext:value-type="string">
            <text:p>46.94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33306" calcext:value-type="float">
            <text:p>33306</text:p>
          </table:table-cell>
          <table:table-cell office:value-type="string" calcext:value-type="string">
            <text:p><text:s/>&amp; </text:p>
          </table:table-cell>
          <table:table-cell table:formula="of:=[.A24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B24]" office:value-type="string" office:string-value="1.00" calcext:value-type="string">
            <text:p>1.00</text:p>
          </table:table-cell>
          <table:table-cell office:value-type="string" calcext:value-type="string">
            <text:p><text:s/>&amp; </text:p>
          </table:table-cell>
          <table:table-cell table:formula="of:=[.C24]" office:value-type="string" office:string-value="8.06" calcext:value-type="string">
            <text:p>8.06</text:p>
          </table:table-cell>
          <table:table-cell office:value-type="string" calcext:value-type="string">
            <text:p><text:s/>&amp; </text:p>
          </table:table-cell>
          <table:table-cell table:formula="of:=[.D24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E24]" office:value-type="string" office:string-value="9.30" calcext:value-type="string">
            <text:p>9.30</text:p>
          </table:table-cell>
          <table:table-cell office:value-type="string" calcext:value-type="string">
            <text:p><text:s/>&amp; </text:p>
          </table:table-cell>
          <table:table-cell table:formula="of:=[.F24]" office:value-type="string" office:string-value="80.61" calcext:value-type="string">
            <text:p>80.61</text:p>
          </table:table-cell>
          <table:table-cell office:value-type="string" calcext:value-type="string">
            <text:p><text:s/>&amp; </text:p>
          </table:table-cell>
          <table:table-cell table:formula="of:=[.G24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H24]" office:value-type="string" office:string-value="93.97" calcext:value-type="string">
            <text:p>93.97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74256" calcext:value-type="float">
            <text:p>74256</text:p>
          </table:table-cell>
          <table:table-cell office:value-type="string" calcext:value-type="string">
            <text:p><text:s/>&amp; </text:p>
          </table:table-cell>
          <table:table-cell table:formula="of:=[.A25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B25]" office:value-type="string" office:string-value="5.00" calcext:value-type="string">
            <text:p>5.00</text:p>
          </table:table-cell>
          <table:table-cell office:value-type="string" calcext:value-type="string">
            <text:p><text:s/>&amp; </text:p>
          </table:table-cell>
          <table:table-cell table:formula="of:=[.C25]" office:value-type="string" office:string-value="21.68" calcext:value-type="string">
            <text:p>21.68</text:p>
          </table:table-cell>
          <table:table-cell office:value-type="string" calcext:value-type="string">
            <text:p><text:s/>&amp; </text:p>
          </table:table-cell>
          <table:table-cell table:formula="of:=[.D25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E25]" office:value-type="string" office:string-value="22.96" calcext:value-type="string">
            <text:p>22.96</text:p>
          </table:table-cell>
          <table:table-cell office:value-type="string" calcext:value-type="string">
            <text:p><text:s/>&amp; </text:p>
          </table:table-cell>
          <table:table-cell table:formula="of:=[.F25]" office:value-type="string" office:string-value="216.83" calcext:value-type="string">
            <text:p>216.83</text:p>
          </table:table-cell>
          <table:table-cell office:value-type="string" calcext:value-type="string">
            <text:p><text:s/>&amp; </text:p>
          </table:table-cell>
          <table:table-cell table:formula="of:=[.G25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H25]" office:value-type="string" office:string-value="234.60" calcext:value-type="string">
            <text:p>234.60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 calcext:value-type="string">
            <text:p><text:s/>&amp;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s/>&amp; </text:p>
          </table:table-cell>
          <table:table-cell table:formula="of:=[.A26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B26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C26]" office:value-type="string" office:string-value="0.27" calcext:value-type="string">
            <text:p>0.27</text:p>
          </table:table-cell>
          <table:table-cell office:value-type="string" calcext:value-type="string">
            <text:p><text:s/>&amp; </text:p>
          </table:table-cell>
          <table:table-cell table:formula="of:=[.D26]" office:value-type="string" office:string-value="0.02" calcext:value-type="string">
            <text:p>0.02</text:p>
          </table:table-cell>
          <table:table-cell office:value-type="string" calcext:value-type="string">
            <text:p><text:s/>&amp; </text:p>
          </table:table-cell>
          <table:table-cell table:formula="of:=[.E26]" office:value-type="string" office:string-value="0.10" calcext:value-type="string">
            <text:p>0.10</text:p>
          </table:table-cell>
          <table:table-cell office:value-type="string" calcext:value-type="string">
            <text:p><text:s/>&amp; </text:p>
          </table:table-cell>
          <table:table-cell table:formula="of:=[.F26]" office:value-type="string" office:string-value="2.70" calcext:value-type="string">
            <text:p>2.70</text:p>
          </table:table-cell>
          <table:table-cell office:value-type="string" calcext:value-type="string">
            <text:p><text:s/>&amp; </text:p>
          </table:table-cell>
          <table:table-cell table:formula="of:=[.G26]" office:value-type="string" office:string-value="0.21" calcext:value-type="string">
            <text:p>0.21</text:p>
          </table:table-cell>
          <table:table-cell office:value-type="string" calcext:value-type="string">
            <text:p><text:s/>&amp; </text:p>
          </table:table-cell>
          <table:table-cell table:formula="of:=[.H26]" office:value-type="string" office:string-value="1.00" calcext:value-type="string">
            <text:p>1.00</text:p>
          </table:table-cell>
          <table:table-cell office:value-type="string" calcext:value-type="string">
            <text:p>\\</text:p>
          </table:table-cell>
          <table:table-cell table:number-columns-repeated="11"/>
          <table:table-cell table:formula="of:=[.R57]">
            <text:p/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&amp; </text:p>
          </table:table-cell>
          <table:table-cell table:formula="of:=[.A27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B27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C27]" office:value-type="string" office:string-value="1.14" calcext:value-type="string">
            <text:p>1.14</text:p>
          </table:table-cell>
          <table:table-cell office:value-type="string" calcext:value-type="string">
            <text:p><text:s/>&amp; </text:p>
          </table:table-cell>
          <table:table-cell table:formula="of:=[.D27]" office:value-type="string" office:string-value="0.05" calcext:value-type="string">
            <text:p>0.05</text:p>
          </table:table-cell>
          <table:table-cell office:value-type="string" calcext:value-type="string">
            <text:p><text:s/>&amp; </text:p>
          </table:table-cell>
          <table:table-cell table:formula="of:=[.E27]" office:value-type="string" office:string-value="0.23" calcext:value-type="string">
            <text:p>0.23</text:p>
          </table:table-cell>
          <table:table-cell office:value-type="string" calcext:value-type="string">
            <text:p><text:s/>&amp; </text:p>
          </table:table-cell>
          <table:table-cell table:formula="of:=[.F27]" office:value-type="string" office:string-value="11.37" calcext:value-type="string">
            <text:p>11.37</text:p>
          </table:table-cell>
          <table:table-cell office:value-type="string" calcext:value-type="string">
            <text:p><text:s/>&amp; </text:p>
          </table:table-cell>
          <table:table-cell table:formula="of:=[.G27]" office:value-type="string" office:string-value="0.53" calcext:value-type="string">
            <text:p>0.53</text:p>
          </table:table-cell>
          <table:table-cell office:value-type="string" calcext:value-type="string">
            <text:p><text:s/>&amp; </text:p>
          </table:table-cell>
          <table:table-cell table:formula="of:=[.H27]" office:value-type="string" office:string-value="2.34" calcext:value-type="string">
            <text:p>2.34</text:p>
          </table:table-cell>
          <table:table-cell office:value-type="string" calcext:value-type="string">
            <text:p>\\</text:p>
          </table:table-cell>
          <table:table-cell table:number-columns-repeated="11"/>
          <table:table-cell table:formula="of:=[.R58]">
            <text:p/>
          </table:table-cell>
        </table:table-row>
        <table:table-row table:style-name="ro1">
          <table:table-cell office:value-type="string" calcext:value-type="string">
            <text:p>Fat Tree</text:p>
          </table:table-cell>
          <table:table-cell office:value-type="string" calcext:value-type="string">
            <text:p><text:s/>&amp; 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<text:s/>&amp; </text:p>
          </table:table-cell>
          <table:table-cell table:formula="of:=[.A28]" office:value-type="string" office:string-value="209.00" calcext:value-type="string">
            <text:p>209.00</text:p>
          </table:table-cell>
          <table:table-cell office:value-type="string" calcext:value-type="string">
            <text:p><text:s/>&amp; </text:p>
          </table:table-cell>
          <table:table-cell table:formula="of:=[.B28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C28]" office:value-type="string" office:string-value="35.75" calcext:value-type="string">
            <text:p>35.75</text:p>
          </table:table-cell>
          <table:table-cell office:value-type="string" calcext:value-type="string">
            <text:p><text:s/>&amp; </text:p>
          </table:table-cell>
          <table:table-cell table:formula="of:=[.D28]" office:value-type="string" office:string-value="0.76" calcext:value-type="string">
            <text:p>0.76</text:p>
          </table:table-cell>
          <table:table-cell office:value-type="string" calcext:value-type="string">
            <text:p><text:s/>&amp; </text:p>
          </table:table-cell>
          <table:table-cell table:formula="of:=[.E28]" office:value-type="string" office:string-value="2.16" calcext:value-type="string">
            <text:p>2.16</text:p>
          </table:table-cell>
          <table:table-cell office:value-type="string" calcext:value-type="string">
            <text:p><text:s/>&amp; </text:p>
          </table:table-cell>
          <table:table-cell table:formula="of:=[.F28]" office:value-type="string" office:string-value="357.48" calcext:value-type="string">
            <text:p>357.48</text:p>
          </table:table-cell>
          <table:table-cell office:value-type="string" calcext:value-type="string">
            <text:p><text:s/>&amp; </text:p>
          </table:table-cell>
          <table:table-cell table:formula="of:=[.G28]" office:value-type="string" office:string-value="216.56" calcext:value-type="string">
            <text:p>216.56</text:p>
          </table:table-cell>
          <table:table-cell office:value-type="string" calcext:value-type="string">
            <text:p><text:s/>&amp; </text:p>
          </table:table-cell>
          <table:table-cell table:formula="of:=[.H28]" office:value-type="string" office:string-value="21.64" calcext:value-type="string">
            <text:p>21.64</text:p>
          </table:table-cell>
          <table:table-cell office:value-type="string" calcext:value-type="string">
            <text:p>\\</text:p>
          </table:table-cell>
          <table:table-cell table:number-columns-repeated="11"/>
          <table:table-cell table:formula="of:=[.R59]">
            <text:p/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<text:s/>&amp; </text:p>
          </table:table-cell>
          <table:table-cell table:formula="of:=[.A29]" office:value-type="string" office:string-value="1361.00" calcext:value-type="string">
            <text:p>1361.00</text:p>
          </table:table-cell>
          <table:table-cell office:value-type="string" calcext:value-type="string">
            <text:p><text:s/>&amp; </text:p>
          </table:table-cell>
          <table:table-cell table:formula="of:=[.B29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C29]" office:value-type="string" office:string-value="83.99" calcext:value-type="string">
            <text:p>83.99</text:p>
          </table:table-cell>
          <table:table-cell office:value-type="string" calcext:value-type="string">
            <text:p><text:s/>&amp; </text:p>
          </table:table-cell>
          <table:table-cell table:formula="of:=[.D29]" office:value-type="string" office:string-value="1.17" calcext:value-type="string">
            <text:p>1.17</text:p>
          </table:table-cell>
          <table:table-cell office:value-type="string" calcext:value-type="string">
            <text:p><text:s/>&amp; </text:p>
          </table:table-cell>
          <table:table-cell table:formula="of:=[.E29]" office:value-type="string" office:string-value="3.55" calcext:value-type="string">
            <text:p>3.55</text:p>
          </table:table-cell>
          <table:table-cell office:value-type="string" calcext:value-type="string">
            <text:p><text:s/>&amp; </text:p>
          </table:table-cell>
          <table:table-cell table:formula="of:=[.F29]" office:value-type="string" office:string-value="839.86" calcext:value-type="string">
            <text:p>839.86</text:p>
          </table:table-cell>
          <table:table-cell office:value-type="string" calcext:value-type="string">
            <text:p><text:s/>&amp; </text:p>
          </table:table-cell>
          <table:table-cell table:formula="of:=[.G29]" office:value-type="string" office:string-value="1372.65" calcext:value-type="string">
            <text:p>1372.65</text:p>
          </table:table-cell>
          <table:table-cell office:value-type="string" calcext:value-type="string">
            <text:p><text:s/>&amp; </text:p>
          </table:table-cell>
          <table:table-cell table:formula="of:=[.H29]" office:value-type="string" office:string-value="35.54" calcext:value-type="string">
            <text:p>35.54</text:p>
          </table:table-cell>
          <table:table-cell office:value-type="string" calcext:value-type="string">
            <text:p>\\</text:p>
          </table:table-cell>
          <table:table-cell table:number-columns-repeated="11"/>
          <table:table-cell table:formula="of:=[.R60]">
            <text:p/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27648" calcext:value-type="float">
            <text:p>27648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B30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C30]" office:value-type="string" office:string-value="168.30" calcext:value-type="string">
            <text:p>168.30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E30]" office:value-type="string" office:string-value="6.93" calcext:value-type="string">
            <text:p>6.93</text:p>
          </table:table-cell>
          <table:table-cell office:value-type="string" calcext:value-type="string">
            <text:p><text:s/>&amp; </text:p>
          </table:table-cell>
          <table:table-cell table:formula="of:=[.F30]" office:value-type="string" office:string-value="1682.96" calcext:value-type="string">
            <text:p>1682.96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H30]" office:value-type="string" office:string-value="69.31" calcext:value-type="string">
            <text:p>69.31</text:p>
          </table:table-cell>
          <table:table-cell office:value-type="string" calcext:value-type="string">
            <text:p>\\</text:p>
          </table:table-cell>
          <table:table-cell table:number-columns-repeated="11"/>
          <table:table-cell table:formula="of:=[.R61]">
            <text:p/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B31]" office:value-type="string" office:string-value="2.00" calcext:value-type="string">
            <text:p>2.00</text:p>
          </table:table-cell>
          <table:table-cell office:value-type="string" calcext:value-type="string">
            <text:p><text:s/>&amp; </text:p>
          </table:table-cell>
          <table:table-cell table:formula="of:=[.C31]" office:value-type="string" office:string-value="403.05" calcext:value-type="string">
            <text:p>403.05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E31]" office:value-type="string" office:string-value="18.88" calcext:value-type="string">
            <text:p>18.88</text:p>
          </table:table-cell>
          <table:table-cell office:value-type="string" calcext:value-type="string">
            <text:p><text:s/>&amp; </text:p>
          </table:table-cell>
          <table:table-cell table:formula="of:=[.F31]" office:value-type="string" office:string-value="4030.51" calcext:value-type="string">
            <text:p>4030.51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H31]" office:value-type="string" office:string-value="190.80" calcext:value-type="string">
            <text:p>190.80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&amp; </text:p>
          </table:table-cell>
          <table:table-cell table:formula="of:=[.A32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B32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C32]" office:value-type="string" office:string-value="0.16" calcext:value-type="string">
            <text:p>0.16</text:p>
          </table:table-cell>
          <table:table-cell office:value-type="string" calcext:value-type="string">
            <text:p><text:s/>&amp; </text:p>
          </table:table-cell>
          <table:table-cell table:formula="of:=[.D32]" office:value-type="string" office:string-value="0.02" calcext:value-type="string">
            <text:p>0.02</text:p>
          </table:table-cell>
          <table:table-cell office:value-type="string" calcext:value-type="string">
            <text:p><text:s/>&amp; </text:p>
          </table:table-cell>
          <table:table-cell table:formula="of:=[.E32]" office:value-type="string" office:string-value="0.09" calcext:value-type="string">
            <text:p>0.09</text:p>
          </table:table-cell>
          <table:table-cell office:value-type="string" calcext:value-type="string">
            <text:p><text:s/>&amp; </text:p>
          </table:table-cell>
          <table:table-cell table:formula="of:=[.F32]" office:value-type="string" office:string-value="1.58" calcext:value-type="string">
            <text:p>1.58</text:p>
          </table:table-cell>
          <table:table-cell office:value-type="string" calcext:value-type="string">
            <text:p><text:s/>&amp; </text:p>
          </table:table-cell>
          <table:table-cell table:formula="of:=[.G32]" office:value-type="string" office:string-value="0.19" calcext:value-type="string">
            <text:p>0.19</text:p>
          </table:table-cell>
          <table:table-cell office:value-type="string" calcext:value-type="string">
            <text:p><text:s/>&amp; </text:p>
          </table:table-cell>
          <table:table-cell table:formula="of:=[.H32]" office:value-type="string" office:string-value="0.86" calcext:value-type="string">
            <text:p>0.86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<text:s/>&amp; </text:p>
          </table:table-cell>
          <table:table-cell table:formula="of:=[.A33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B33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C33]" office:value-type="string" office:string-value="0.67" calcext:value-type="string">
            <text:p>0.67</text:p>
          </table:table-cell>
          <table:table-cell office:value-type="string" calcext:value-type="string">
            <text:p><text:s/>&amp; </text:p>
          </table:table-cell>
          <table:table-cell table:formula="of:=[.D33]" office:value-type="string" office:string-value="0.06" calcext:value-type="string">
            <text:p>0.06</text:p>
          </table:table-cell>
          <table:table-cell office:value-type="string" calcext:value-type="string">
            <text:p><text:s/>&amp; </text:p>
          </table:table-cell>
          <table:table-cell table:formula="of:=[.E33]" office:value-type="string" office:string-value="0.26" calcext:value-type="string">
            <text:p>0.26</text:p>
          </table:table-cell>
          <table:table-cell office:value-type="string" calcext:value-type="string">
            <text:p><text:s/>&amp; </text:p>
          </table:table-cell>
          <table:table-cell table:formula="of:=[.F33]" office:value-type="string" office:string-value="6.66" calcext:value-type="string">
            <text:p>6.66</text:p>
          </table:table-cell>
          <table:table-cell office:value-type="string" calcext:value-type="string">
            <text:p><text:s/>&amp; </text:p>
          </table:table-cell>
          <table:table-cell table:formula="of:=[.G33]" office:value-type="string" office:string-value="0.63" calcext:value-type="string">
            <text:p>0.63</text:p>
          </table:table-cell>
          <table:table-cell office:value-type="string" calcext:value-type="string">
            <text:p><text:s/>&amp; </text:p>
          </table:table-cell>
          <table:table-cell table:formula="of:=[.H33]" office:value-type="string" office:string-value="2.59" calcext:value-type="string">
            <text:p>2.59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Leaf-Spine</text:p>
          </table:table-cell>
          <table:table-cell office:value-type="string" calcext:value-type="string">
            <text:p><text:s/>&amp; 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<text:s/>&amp; </text:p>
          </table:table-cell>
          <table:table-cell table:formula="of:=[.A34]" office:value-type="string" office:string-value="111.00" calcext:value-type="string">
            <text:p>111.00</text:p>
          </table:table-cell>
          <table:table-cell office:value-type="string" calcext:value-type="string">
            <text:p><text:s/>&amp; </text:p>
          </table:table-cell>
          <table:table-cell table:formula="of:=[.B34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C34]" office:value-type="string" office:string-value="12.26" calcext:value-type="string">
            <text:p>12.26</text:p>
          </table:table-cell>
          <table:table-cell office:value-type="string" calcext:value-type="string">
            <text:p><text:s/>&amp; </text:p>
          </table:table-cell>
          <table:table-cell table:formula="of:=[.D34]" office:value-type="string" office:string-value="0.60" calcext:value-type="string">
            <text:p>0.60</text:p>
          </table:table-cell>
          <table:table-cell office:value-type="string" calcext:value-type="string">
            <text:p><text:s/>&amp; </text:p>
          </table:table-cell>
          <table:table-cell table:formula="of:=[.E34]" office:value-type="string" office:string-value="1.93" calcext:value-type="string">
            <text:p>1.93</text:p>
          </table:table-cell>
          <table:table-cell office:value-type="string" calcext:value-type="string">
            <text:p><text:s/>&amp; </text:p>
          </table:table-cell>
          <table:table-cell table:formula="of:=[.F34]" office:value-type="string" office:string-value="122.59" calcext:value-type="string">
            <text:p>122.59</text:p>
          </table:table-cell>
          <table:table-cell office:value-type="string" calcext:value-type="string">
            <text:p><text:s/>&amp; </text:p>
          </table:table-cell>
          <table:table-cell table:formula="of:=[.G34]" office:value-type="string" office:string-value="117.00" calcext:value-type="string">
            <text:p>117.00</text:p>
          </table:table-cell>
          <table:table-cell office:value-type="string" calcext:value-type="string">
            <text:p><text:s/>&amp; </text:p>
          </table:table-cell>
          <table:table-cell table:formula="of:=[.H34]" office:value-type="string" office:string-value="19.30" calcext:value-type="string">
            <text:p>19.30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15488" calcext:value-type="float">
            <text:p>15488</text:p>
          </table:table-cell>
          <table:table-cell office:value-type="string" calcext:value-type="string">
            <text:p><text:s/>&amp; </text:p>
          </table:table-cell>
          <table:table-cell table:formula="of:=[.A35]" office:value-type="string" office:string-value="717.00" calcext:value-type="string">
            <text:p>717.00</text:p>
          </table:table-cell>
          <table:table-cell office:value-type="string" calcext:value-type="string">
            <text:p><text:s/>&amp; </text:p>
          </table:table-cell>
          <table:table-cell table:formula="of:=[.B35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C35]" office:value-type="string" office:string-value="36.93" calcext:value-type="string">
            <text:p>36.93</text:p>
          </table:table-cell>
          <table:table-cell office:value-type="string" calcext:value-type="string">
            <text:p><text:s/>&amp; </text:p>
          </table:table-cell>
          <table:table-cell table:formula="of:=[.D35]" office:value-type="string" office:string-value="1.16" calcext:value-type="string">
            <text:p>1.16</text:p>
          </table:table-cell>
          <table:table-cell office:value-type="string" calcext:value-type="string">
            <text:p><text:s/>&amp; </text:p>
          </table:table-cell>
          <table:table-cell table:formula="of:=[.E35]" office:value-type="string" office:string-value="3.86" calcext:value-type="string">
            <text:p>3.86</text:p>
          </table:table-cell>
          <table:table-cell office:value-type="string" calcext:value-type="string">
            <text:p><text:s/>&amp; </text:p>
          </table:table-cell>
          <table:table-cell table:formula="of:=[.F35]" office:value-type="string" office:string-value="369.25" calcext:value-type="string">
            <text:p>369.25</text:p>
          </table:table-cell>
          <table:table-cell office:value-type="string" calcext:value-type="string">
            <text:p><text:s/>&amp; </text:p>
          </table:table-cell>
          <table:table-cell table:formula="of:=[.G35]" office:value-type="string" office:string-value="728.62" calcext:value-type="string">
            <text:p>728.62</text:p>
          </table:table-cell>
          <table:table-cell office:value-type="string" calcext:value-type="string">
            <text:p><text:s/>&amp; </text:p>
          </table:table-cell>
          <table:table-cell table:formula="of:=[.H35]" office:value-type="string" office:string-value="38.61" calcext:value-type="string">
            <text:p>38.61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B36]" office:value-type="string" office:string-value="0.00" calcext:value-type="string">
            <text:p>0.00</text:p>
          </table:table-cell>
          <table:table-cell office:value-type="string" calcext:value-type="string">
            <text:p><text:s/>&amp; </text:p>
          </table:table-cell>
          <table:table-cell table:formula="of:=[.C36]" office:value-type="string" office:string-value="143.32" calcext:value-type="string">
            <text:p>143.32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E36]" office:value-type="string" office:string-value="9.74" calcext:value-type="string">
            <text:p>9.74</text:p>
          </table:table-cell>
          <table:table-cell office:value-type="string" calcext:value-type="string">
            <text:p><text:s/>&amp; </text:p>
          </table:table-cell>
          <table:table-cell table:formula="of:=[.F36]" office:value-type="string" office:string-value="1433.18" calcext:value-type="string">
            <text:p>1433.18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H36]" office:value-type="string" office:string-value="97.40" calcext:value-type="string">
            <text:p>97.40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64082" calcext:value-type="float">
            <text:p>64082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B37]" office:value-type="string" office:string-value="1.00" calcext:value-type="string">
            <text:p>1.00</text:p>
          </table:table-cell>
          <table:table-cell office:value-type="string" calcext:value-type="string">
            <text:p><text:s/>&amp; </text:p>
          </table:table-cell>
          <table:table-cell table:formula="of:=[.C37]" office:value-type="string" office:string-value="503.74" calcext:value-type="string">
            <text:p>503.74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E37]" office:value-type="string" office:string-value="22.39" calcext:value-type="string">
            <text:p>22.39</text:p>
          </table:table-cell>
          <table:table-cell office:value-type="string" calcext:value-type="string">
            <text:p><text:s/>&amp; </text:p>
          </table:table-cell>
          <table:table-cell table:formula="of:=[.F37]" office:value-type="string" office:string-value="5037.42" calcext:value-type="string">
            <text:p>5037.42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H37]" office:value-type="string" office:string-value="224.87" calcext:value-type="string">
            <text:p>224.87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IF([.K7] = 1; &quot;\textdagger&quot;; &quot;&quot;)">
            <text:p/>
          </table:table-cell>
          <table:table-cell table:formula="of:=IF([.L7] = 1; &quot;\textdagger&quot;; &quot;&quot;)">
            <text:p/>
          </table:table-cell>
          <table:table-cell table:formula="of:=IF([.M7] = 1; &quot;\textdagger&quot;; &quot;&quot;)">
            <text:p/>
          </table:table-cell>
          <table:table-cell table:formula="of:=IF([.N7] = 1; &quot;\textdagger&quot;; &quot;&quot;)">
            <text:p/>
          </table:table-cell>
          <table:table-cell table:formula="of:=IF([.O7] = 1; &quot;\textdagger&quot;; &quot;&quot;)">
            <text:p/>
          </table:table-cell>
          <table:table-cell table:formula="of:=IF([.P7] = 1; &quot;\textdagger&quot;; &quot;&quot;)">
            <text:p/>
          </table:table-cell>
          <table:table-cell table:formula="of:=IF([.Q7] = 1; &quot;\textdagger&quot;; &quot;&quot;)">
            <text:p/>
          </table:table-cell>
          <table:table-cell table:formula="of:=IF([.R7] = 1; &quot;\textdagger&quot;; &quot;&quot;)">
            <text:p/>
          </table:table-cell>
          <table:table-cell table:number-columns-repeated="14"/>
        </table:table-row>
        <table:table-row table:style-name="ro1">
          <table:table-cell table:formula="of:=COM.MICROSOFT.CONCAT([.A39:.AN39])" office:value-type="string" office:string-value=" &amp; 420 &amp; 0.00 &amp; 0.00 &amp; 0.07 &amp; 0.02 &amp; 0.14 &amp; 0.69 &amp; 0.20 &amp; 1.38\\" calcext:value-type="string">
            <text:p><text:s/>&amp; 420 &amp; 0.00 &amp; 0.00 &amp; 0.07 &amp; 0.02 &amp; 0.14 &amp; 0.69 &amp; 0.20 &amp; 1.38\\</text:p>
          </table:table-cell>
          <table:table-cell table:number-columns-repeated="9"/>
          <table:table-cell table:formula="of:=IF([.K8] = 1; &quot;\textdagger&quot;; &quot;&quot;)">
            <text:p/>
          </table:table-cell>
          <table:table-cell table:formula="of:=IF([.L8] = 1; &quot;\textdagger&quot;; &quot;&quot;)">
            <text:p/>
          </table:table-cell>
          <table:table-cell table:formula="of:=IF([.M8] = 1; &quot;\textdagger&quot;; &quot;&quot;)">
            <text:p/>
          </table:table-cell>
          <table:table-cell table:formula="of:=IF([.N8] = 1; &quot;\textdagger&quot;; &quot;&quot;)">
            <text:p/>
          </table:table-cell>
          <table:table-cell table:formula="of:=IF([.O8] = 1; &quot;\textdagger&quot;; &quot;&quot;)">
            <text:p/>
          </table:table-cell>
          <table:table-cell table:formula="of:=IF([.P8] = 1; &quot;\textdagger&quot;; &quot;&quot;)">
            <text:p/>
          </table:table-cell>
          <table:table-cell table:formula="of:=IF([.Q8] = 1; &quot;\textdagger&quot;; &quot;&quot;)">
            <text:p/>
          </table:table-cell>
          <table:table-cell table:formula="of:=IF([.R8] = 1; &quot;\textdagger&quot;; &quot;&quot;)">
            <text:p/>
          </table:table-cell>
          <table:table-cell table:formula="of:=IF([.S8] = 1; &quot;\textdagger&quot;; &quot;&quot;)">
            <text:p/>
          </table:table-cell>
          <table:table-cell table:number-columns-repeated="13"/>
        </table:table-row>
        <table:table-row table:style-name="ro1">
          <table:table-cell table:formula="of:=COM.MICROSOFT.CONCAT([.A40:.AN40])" office:value-type="string" office:string-value=" &amp; 930 &amp; 0.00 &amp; 0.00 &amp; 0.17 &amp; 0.05 &amp; 0.29 &amp; 1.71 &amp; 0.52 &amp; 2.94\\" calcext:value-type="string">
            <text:p><text:s/>&amp; 930 &amp; 0.00 &amp; 0.00 &amp; 0.17 &amp; 0.05 &amp; 0.29 &amp; 1.71 &amp; 0.52 &amp; 2.94\\</text:p>
          </table:table-cell>
          <table:table-cell table:number-columns-repeated="9"/>
          <table:table-cell table:formula="of:=IF([.K9] = 1; &quot;\textdagger&quot;; &quot;&quot;)">
            <text:p/>
          </table:table-cell>
          <table:table-cell table:formula="of:=IF([.L9] = 1; &quot;\textdagger&quot;; &quot;&quot;)">
            <text:p/>
          </table:table-cell>
          <table:table-cell table:formula="of:=IF([.M9] = 1; &quot;\textdagger&quot;; &quot;&quot;)">
            <text:p/>
          </table:table-cell>
          <table:table-cell table:formula="of:=IF([.N9] = 1; &quot;\textdagger&quot;; &quot;&quot;)">
            <text:p/>
          </table:table-cell>
          <table:table-cell table:formula="of:=IF([.O9] = 1; &quot;\textdagger&quot;; &quot;&quot;)">
            <text:p/>
          </table:table-cell>
          <table:table-cell table:formula="of:=IF([.P9] = 1; &quot;\textdagger&quot;; &quot;&quot;)">
            <text:p/>
          </table:table-cell>
          <table:table-cell table:formula="of:=IF([.Q9] = 1; &quot;\textdagger&quot;; &quot;&quot;)">
            <text:p/>
          </table:table-cell>
          <table:table-cell table:formula="of:=IF([.R9] = 1; &quot;\textdagger&quot;; &quot;&quot;)">
            <text:p/>
          </table:table-cell>
          <table:table-cell table:formula="of:=IF([.S9] = 1; &quot;\textdagger&quot;; &quot;&quot;)">
            <text:p/>
          </table:table-cell>
          <table:table-cell table:number-columns-repeated="13"/>
        </table:table-row>
        <table:table-row table:style-name="ro1">
          <table:table-cell table:formula="of:=COM.MICROSOFT.CONCAT([.A41:.AN41])" office:value-type="string" office:string-value="Dcell &amp; 8190 &amp; 373.00 &amp; 0.00 &amp; 1.76 &amp; 0.62 &amp; 2.09 &amp; 17.55 &amp; 379.22 &amp; 20.90\\" calcext:value-type="string">
            <text:p>Dcell &amp; 8190 &amp; 373.00 &amp; 0.00 &amp; 1.76 &amp; 0.62 &amp; 2.09 &amp; 17.55 &amp; 379.22 &amp; 20.90\\</text:p>
          </table:table-cell>
          <table:table-cell table:number-columns-repeated="9"/>
          <table:table-cell table:formula="of:=IF([.K10] = 1; &quot;\textdagger&quot;; &quot;&quot;)">
            <text:p/>
          </table:table-cell>
          <table:table-cell table:formula="of:=IF([.L10] = 1; &quot;\textdagger&quot;; &quot;&quot;)">
            <text:p/>
          </table:table-cell>
          <table:table-cell table:formula="of:=IF([.M10] = 1; &quot;\textdagger&quot;; &quot;&quot;)">
            <text:p/>
          </table:table-cell>
          <table:table-cell table:formula="of:=IF([.N10] = 1; &quot;\textdagger&quot;; &quot;&quot;)">
            <text:p/>
          </table:table-cell>
          <table:table-cell table:formula="of:=IF([.O10] = 1; &quot;\textdagger&quot;; &quot;&quot;)">
            <text:p/>
          </table:table-cell>
          <table:table-cell table:formula="of:=IF([.P10] = 1; &quot;\textdagger&quot;; &quot;&quot;)">
            <text:p/>
          </table:table-cell>
          <table:table-cell table:formula="of:=IF([.Q10] = 1; &quot;\textdagger&quot;; &quot;&quot;)">
            <text:p/>
          </table:table-cell>
          <table:table-cell table:formula="of:=IF([.R10] = 1; &quot;\textdagger&quot;; &quot;&quot;)">
            <text:p/>
          </table:table-cell>
          <table:table-cell table:formula="of:=IF([.S10] = 1; &quot;\textdagger&quot;; &quot;&quot;)">
            <text:p/>
          </table:table-cell>
          <table:table-cell table:number-columns-repeated="13"/>
        </table:table-row>
        <table:table-row table:style-name="ro1">
          <table:table-cell table:formula="of:=COM.MICROSOFT.CONCAT([.A42:.AN42])" office:value-type="string" office:string-value=" &amp; 17556 &amp; 3586.00 &amp; 0.00 &amp; 3.99 &amp; 1.19 &amp; 4.69 &amp; 39.88 &amp; 3597.86 &amp; 46.94\\" calcext:value-type="string">
            <text:p><text:s/>&amp; 17556 &amp; 3586.00 &amp; 0.00 &amp; 3.99 &amp; 1.19 &amp; 4.69 &amp; 39.88 &amp; 3597.86 &amp; 46.94\\</text:p>
          </table:table-cell>
          <table:table-cell table:number-columns-repeated="9"/>
          <table:table-cell table:formula="of:=IF([.K11] = 1; &quot;\textdagger&quot;; &quot;&quot;)">
            <text:p/>
          </table:table-cell>
          <table:table-cell table:formula="of:=IF([.L11] = 1; &quot;\textdagger&quot;; &quot;&quot;)">
            <text:p/>
          </table:table-cell>
          <table:table-cell table:formula="of:=IF([.M11] = 1; &quot;\textdagger&quot;; &quot;&quot;)">
            <text:p/>
          </table:table-cell>
          <table:table-cell table:formula="of:=IF([.N11] = 1; &quot;\textdagger&quot;; &quot;&quot;)">
            <text:p/>
          </table:table-cell>
          <table:table-cell table:formula="of:=IF([.O11] = 1; &quot;\textdagger&quot;; &quot;&quot;)">
            <text:p/>
          </table:table-cell>
          <table:table-cell table:formula="of:=IF([.P11] = 1; &quot;\textdagger&quot;; &quot;&quot;)">
            <text:p/>
          </table:table-cell>
          <table:table-cell table:formula="of:=IF([.Q11] = 1; &quot;\textdagger&quot;; &quot;&quot;)">
            <text:p/>
          </table:table-cell>
          <table:table-cell table:formula="of:=IF([.R11] = 1; &quot;\textdagger&quot;; &quot;&quot;)">
            <text:p/>
          </table:table-cell>
          <table:table-cell table:formula="of:=IF([.S11] = 1; &quot;\textdagger&quot;; &quot;&quot;)">
            <text:p/>
          </table:table-cell>
          <table:table-cell table:number-columns-repeated="13"/>
        </table:table-row>
        <table:table-row table:style-name="ro1">
          <table:table-cell table:formula="of:=COM.MICROSOFT.CONCAT([.A43:.AN43])" office:value-type="string" office:string-value=" &amp; 33306 &amp; 0.00 &amp; 1.00 &amp; 8.06 &amp; 0.00 &amp; 9.30 &amp; 80.61 &amp; 0.00 &amp; 93.97\\" calcext:value-type="string">
            <text:p><text:s/>&amp; 33306 &amp; 0.00 &amp; 1.00 &amp; 8.06 &amp; 0.00 &amp; 9.30 &amp; 80.61 &amp; 0.00 &amp; 93.97\\</text:p>
          </table:table-cell>
          <table:table-cell table:number-columns-repeated="31"/>
        </table:table-row>
        <table:table-row table:style-name="ro1">
          <table:table-cell table:formula="of:=COM.MICROSOFT.CONCAT([.A44:.AN44])" office:value-type="string" office:string-value=" &amp; 74256 &amp; 0.00 &amp; 5.00 &amp; 21.68 &amp; 0.00 &amp; 22.96 &amp; 216.83 &amp; 0.00 &amp; 234.60\\" calcext:value-type="string">
            <text:p><text:s/>&amp; 74256 &amp; 0.00 &amp; 5.00 &amp; 21.68 &amp; 0.00 &amp; 22.96 &amp; 216.83 &amp; 0.00 &amp; 234.60\\</text:p>
          </table:table-cell>
          <table:table-cell table:number-columns-repeated="31"/>
        </table:table-row>
        <table:table-row table:style-name="ro1">
          <table:table-cell table:formula="of:=COM.MICROSOFT.CONCAT([.A45:.AN45])" office:value-type="string" office:string-value=" &amp; 432 &amp; 0.00 &amp; 0.00 &amp; 0.27 &amp; 0.02 &amp; 0.10 &amp; 2.70 &amp; 0.21 &amp; 1.00\\" calcext:value-type="string">
            <text:p><text:s/>&amp; 432 &amp; 0.00 &amp; 0.00 &amp; 0.27 &amp; 0.02 &amp; 0.10 &amp; 2.70 &amp; 0.21 &amp; 1.00\\</text:p>
          </table:table-cell>
          <table:table-cell table:number-columns-repeated="31"/>
        </table:table-row>
        <table:table-row table:style-name="ro1">
          <table:table-cell table:formula="of:=COM.MICROSOFT.CONCAT([.A46:.AN46])" office:value-type="string" office:string-value=" &amp; 1024 &amp; 0.00 &amp; 0.00 &amp; 1.14 &amp; 0.05 &amp; 0.23 &amp; 11.37 &amp; 0.53 &amp; 2.34\\" calcext:value-type="string">
            <text:p><text:s/>&amp; 1024 &amp; 0.00 &amp; 0.00 &amp; 1.14 &amp; 0.05 &amp; 0.23 &amp; 11.37 &amp; 0.53 &amp; 2.34\\</text:p>
          </table:table-cell>
          <table:table-cell table:number-columns-repeated="31"/>
        </table:table-row>
        <table:table-row table:style-name="ro1">
          <table:table-cell table:formula="of:=COM.MICROSOFT.CONCAT([.A47:.AN47])" office:value-type="string" office:string-value="Fat Tree &amp; 8192 &amp; 209.00 &amp; 0.00 &amp; 35.75 &amp; 0.76 &amp; 2.16 &amp; 357.48 &amp; 216.56 &amp; 21.64\\" calcext:value-type="string">
            <text:p>Fat Tree &amp; 8192 &amp; 209.00 &amp; 0.00 &amp; 35.75 &amp; 0.76 &amp; 2.16 &amp; 357.48 &amp; 216.56 &amp; 21.64\\</text:p>
          </table:table-cell>
          <table:table-cell table:number-columns-repeated="31"/>
        </table:table-row>
        <table:table-row table:style-name="ro1">
          <table:table-cell table:formula="of:=COM.MICROSOFT.CONCAT([.A48:.AN48])" office:value-type="string" office:string-value=" &amp; 16000 &amp; 1361.00 &amp; 0.00 &amp; 83.99 &amp; 1.17 &amp; 3.55 &amp; 839.86 &amp; 1372.65 &amp; 35.54\\" calcext:value-type="string">
            <text:p><text:s/>&amp; 16000 &amp; 1361.00 &amp; 0.00 &amp; 83.99 &amp; 1.17 &amp; 3.55 &amp; 839.86 &amp; 1372.65 &amp; 35.54\\</text:p>
          </table:table-cell>
          <table:table-cell table:number-columns-repeated="31"/>
        </table:table-row>
        <table:table-row table:style-name="ro1">
          <table:table-cell table:formula="of:=COM.MICROSOFT.CONCAT([.A49:.AN49])" office:value-type="string" office:string-value=" &amp; 27648 &amp; --- &amp; 0.00 &amp; 168.30 &amp; --- &amp; 6.93 &amp; 1682.96 &amp; --- &amp; 69.31\\" calcext:value-type="string">
            <text:p><text:s/>&amp; 27648 &amp; --- &amp; 0.00 &amp; 168.30 &amp; --- &amp; 6.93 &amp; 1682.96 &amp; --- &amp; 69.31\\</text:p>
          </table:table-cell>
          <table:table-cell table:number-columns-repeated="31"/>
        </table:table-row>
        <table:table-row table:style-name="ro1">
          <table:table-cell table:formula="of:=COM.MICROSOFT.CONCAT([.A50:.AN50])" office:value-type="string" office:string-value=" &amp; 65536 &amp; --- &amp; 2.00 &amp; 403.05 &amp; --- &amp; 18.88 &amp; 4030.51 &amp; --- &amp; 190.80\\" calcext:value-type="string">
            <text:p><text:s/>&amp; 65536 &amp; --- &amp; 2.00 &amp; 403.05 &amp; --- &amp; 18.88 &amp; 4030.51 &amp; --- &amp; 190.80\\</text:p>
          </table:table-cell>
          <table:table-cell table:number-columns-repeated="31"/>
        </table:table-row>
        <table:table-row table:style-name="ro1">
          <table:table-cell table:formula="of:=COM.MICROSOFT.CONCAT([.A51:.AN51])" office:value-type="string" office:string-value=" &amp; 392 &amp; 0.00 &amp; 0.00 &amp; 0.16 &amp; 0.02 &amp; 0.09 &amp; 1.58 &amp; 0.19 &amp; 0.86\\" calcext:value-type="string">
            <text:p><text:s/>&amp; 392 &amp; 0.00 &amp; 0.00 &amp; 0.16 &amp; 0.02 &amp; 0.09 &amp; 1.58 &amp; 0.19 &amp; 0.86\\</text:p>
          </table:table-cell>
          <table:table-cell table:number-columns-repeated="31"/>
        </table:table-row>
        <table:table-row table:style-name="ro1">
          <table:table-cell table:formula="of:=COM.MICROSOFT.CONCAT([.A52:.AN52])" office:value-type="string" office:string-value=" &amp; 1152 &amp; 0.00 &amp; 0.00 &amp; 0.67 &amp; 0.06 &amp; 0.26 &amp; 6.66 &amp; 0.63 &amp; 2.59\\" calcext:value-type="string">
            <text:p><text:s/>&amp; 1152 &amp; 0.00 &amp; 0.00 &amp; 0.67 &amp; 0.06 &amp; 0.26 &amp; 6.66 &amp; 0.63 &amp; 2.59\\</text:p>
          </table:table-cell>
          <table:table-cell table:number-columns-repeated="31"/>
        </table:table-row>
        <table:table-row table:style-name="ro1">
          <table:table-cell table:formula="of:=COM.MICROSOFT.CONCAT([.A53:.AN53])" office:value-type="string" office:string-value="Leaf-Spine &amp; 8192 &amp; 111.00 &amp; 0.00 &amp; 12.26 &amp; 0.60 &amp; 1.93 &amp; 122.59 &amp; 117.00 &amp; 19.30\\" calcext:value-type="string">
            <text:p>Leaf-Spine &amp; 8192 &amp; 111.00 &amp; 0.00 &amp; 12.26 &amp; 0.60 &amp; 1.93 &amp; 122.59 &amp; 117.00 &amp; 19.30\\</text:p>
          </table:table-cell>
          <table:table-cell table:number-columns-repeated="31"/>
        </table:table-row>
        <table:table-row table:style-name="ro1">
          <table:table-cell table:formula="of:=COM.MICROSOFT.CONCAT([.A54:.AN54])" office:value-type="string" office:string-value=" &amp; 15488 &amp; 717.00 &amp; 0.00 &amp; 36.93 &amp; 1.16 &amp; 3.86 &amp; 369.25 &amp; 728.62 &amp; 38.61\\" calcext:value-type="string">
            <text:p><text:s/>&amp; 15488 &amp; 717.00 &amp; 0.00 &amp; 36.93 &amp; 1.16 &amp; 3.86 &amp; 369.25 &amp; 728.62 &amp; 38.61\\</text:p>
          </table:table-cell>
          <table:table-cell table:number-columns-repeated="31"/>
        </table:table-row>
        <table:table-row table:style-name="ro1">
          <table:table-cell table:style-name="ce2" table:formula="of:=COM.MICROSOFT.CONCAT([.A55:.AN55])" office:value-type="string" office:string-value=" &amp; 32768 &amp; --- &amp; 0.00 &amp; 143.32 &amp; --- &amp; 9.74 &amp; 1433.18 &amp; --- &amp; 97.40\\" calcext:value-type="string">
            <text:p><text:s/>&amp; 32768 &amp; --- &amp; 0.00 &amp; 143.32 &amp; --- &amp; 9.74 &amp; 1433.18 &amp; --- &amp; 97.40\\</text:p>
          </table:table-cell>
          <table:table-cell table:number-columns-repeated="31"/>
        </table:table-row>
        <table:table-row table:style-name="ro1">
          <table:table-cell table:style-name="ce2" table:formula="of:=COM.MICROSOFT.CONCAT([.A56:.AN56])" office:value-type="string" office:string-value=" &amp; 64082 &amp; --- &amp; 1.00 &amp; 503.74 &amp; --- &amp; 22.39 &amp; 5037.42 &amp; --- &amp; 224.87\\" calcext:value-type="string">
            <text:p><text:s/>&amp; 64082 &amp; --- &amp; 1.00 &amp; 503.74 &amp; --- &amp; 22.39 &amp; 5037.42 &amp; --- &amp; 224.87\\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4:03:07.507905191</meta:creation-date>
    <dc:date>2020-01-28T14:18:47.459837430</dc:date>
    <meta:editing-duration>PT15M37S</meta:editing-duration>
    <meta:editing-cycles>7</meta:editing-cycles>
    <meta:generator>LibreOffice/6.0.7.3$Linux_X86_64 LibreOffice_project/00m0$Build-3</meta:generator>
    <meta:document-statistic meta:table-count="1" meta:cell-count="700" meta:object-count="0"/>
  </office:meta>
</office:document-meta>
</file>